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000000144FA18D7D74989E509.png" manifest:media-type="image/png"/>
  <manifest:file-entry manifest:full-path="Pictures/100000010000021C0000023FA9BA1B464C989908.png" manifest:media-type="image/png"/>
  <manifest:file-entry manifest:full-path="Pictures/10000001000000C300000071FBE1D467656CBE45.png" manifest:media-type="image/png"/>
  <manifest:file-entry manifest:full-path="Pictures/1000000100000133000000A4FEB3E5DE68B425DF.png" manifest:media-type="image/png"/>
  <manifest:file-entry manifest:full-path="Pictures/1000000100000674000000D43E75A6AC604E1BC9.png" manifest:media-type="image/png"/>
  <manifest:file-entry manifest:full-path="Pictures/100000010000005800000063FE851D620110BB21.png" manifest:media-type="image/png"/>
  <manifest:file-entry manifest:full-path="Pictures/100000010000026B00000063DE7F3E288EE9F5B4.png" manifest:media-type="image/png"/>
  <manifest:file-entry manifest:full-path="Pictures/10000001000000420000006DBB266A625B10756E.png" manifest:media-type="image/png"/>
  <manifest:file-entry manifest:full-path="Pictures/10000001000005040000007C8F2093400B3ADA23.png" manifest:media-type="image/png"/>
  <manifest:file-entry manifest:full-path="Pictures/10000001000000DD000000918B03A7D9D36C8290.png" manifest:media-type="image/png"/>
  <manifest:file-entry manifest:full-path="Pictures/10000001000000460000004A23D4014F1629E569.png" manifest:media-type="image/png"/>
  <manifest:file-entry manifest:full-path="Pictures/10000001000001E1000000DD407240FD60DB0151.png" manifest:media-type="image/png"/>
  <manifest:file-entry manifest:full-path="Pictures/10000001000005F70000015C780BE88593871A6B.png" manifest:media-type="image/png"/>
  <manifest:file-entry manifest:full-path="Pictures/100000010000009700000066EB274F15D8A4B44B.png" manifest:media-type="image/png"/>
  <manifest:file-entry manifest:full-path="Pictures/100000010000004F000000718888F9CEF34DFC9B.png" manifest:media-type="image/png"/>
  <manifest:file-entry manifest:full-path="Pictures/10000001000004F80000028C227F2089F7E981E2.png" manifest:media-type="image/png"/>
  <manifest:file-entry manifest:full-path="Pictures/10000001000000350000004BED1B0C659C6FE4E3.png" manifest:media-type="image/png"/>
  <manifest:file-entry manifest:full-path="Pictures/10000001000001BA00000046783A46C464DDF01E.png" manifest:media-type="image/png"/>
  <manifest:file-entry manifest:full-path="Pictures/10000001000000A80000008A3241C4F265CEAEDA.png" manifest:media-type="image/png"/>
  <manifest:file-entry manifest:full-path="Pictures/100000010000007600000040873CABB7AD912E85.png" manifest:media-type="image/png"/>
  <manifest:file-entry manifest:full-path="Pictures/10000001000004AD00000071714AC3C0151F623E.png" manifest:media-type="image/png"/>
  <manifest:file-entry manifest:full-path="Pictures/100000010000007600000037E4B1DA00D74161ED.png" manifest:media-type="image/png"/>
  <manifest:file-entry manifest:full-path="Pictures/100000010000008B0000003ABD47FC36236143AD.png" manifest:media-type="image/png"/>
  <manifest:file-entry manifest:full-path="Pictures/10000001000001970000005336C34E6E9A404993.png" manifest:media-type="image/png"/>
  <manifest:file-entry manifest:full-path="Pictures/10000001000000F200000066F7F11BA6B1EB2A11.png" manifest:media-type="image/png"/>
  <manifest:file-entry manifest:full-path="Pictures/100000010000011300000064DB3CBFD7E6427F0F.png" manifest:media-type="image/png"/>
  <manifest:file-entry manifest:full-path="Pictures/100000010000019E00000055BA15A5479A38CCE4.png" manifest:media-type="image/png"/>
  <manifest:file-entry manifest:full-path="Pictures/100000010000003600000040E7A05B7642C18ED3.png" manifest:media-type="image/png"/>
  <manifest:file-entry manifest:full-path="Pictures/100000010000002E00000030FA377F297352B7B5.png" manifest:media-type="image/png"/>
  <manifest:file-entry manifest:full-path="Pictures/1000000100000116000000621B0DA5C8E7299178.png" manifest:media-type="image/png"/>
  <manifest:file-entry manifest:full-path="Pictures/100000010000026200000066AA9BDF1344179DD8.png" manifest:media-type="image/png"/>
  <manifest:file-entry manifest:full-path="Pictures/10000001000002D20000006961FD3C178DFA774D.png" manifest:media-type="image/png"/>
  <manifest:file-entry manifest:full-path="Pictures/10000001000001DB000000D41131644614F6F518.png" manifest:media-type="image/png"/>
  <manifest:file-entry manifest:full-path="Pictures/10000001000000FA0000008462F920991BE42E9B.png" manifest:media-type="image/png"/>
  <manifest:file-entry manifest:full-path="Pictures/10000001000000430000006DDA4283EE4269BFC0.png" manifest:media-type="image/png"/>
  <manifest:file-entry manifest:full-path="Pictures/10000001000001530000008BA2F4E5EF6228BEB6.png" manifest:media-type="image/png"/>
  <manifest:file-entry manifest:full-path="Pictures/100000010000002E0000004CAB5FF9706EAF11F9.png" manifest:media-type="image/png"/>
  <manifest:file-entry manifest:full-path="Pictures/10000001000000310000002C71FC2DC175CAB534.png" manifest:media-type="image/png"/>
  <manifest:file-entry manifest:full-path="Pictures/1000000100000171000000BFE903BCCA247858EF.png" manifest:media-type="image/png"/>
  <manifest:file-entry manifest:full-path="Pictures/100000010000008B0000003868AF97D7DA44D5B2.png" manifest:media-type="image/png"/>
  <manifest:file-entry manifest:full-path="Pictures/10000001000000900000003944C35B38039997D4.png" manifest:media-type="image/png"/>
  <manifest:file-entry manifest:full-path="Pictures/1000000100000217000002040702030073A2A6EE.png" manifest:media-type="image/png"/>
  <manifest:file-entry manifest:full-path="Pictures/10000001000003240000006746434B7B8C2C3218.png" manifest:media-type="image/png"/>
  <manifest:file-entry manifest:full-path="Pictures/100000010000005700000050FB328FB70399C272.png" manifest:media-type="image/png"/>
  <manifest:file-entry manifest:full-path="Pictures/100000010000026E000000D92745042FE8726E2D.png" manifest:media-type="image/png"/>
  <manifest:file-entry manifest:full-path="Pictures/10000001000003B5000001111A5B8889AE9645E0.png" manifest:media-type="image/png"/>
  <manifest:file-entry manifest:full-path="Pictures/1000000100000239000000C8F49E32E056E09D1B.png" manifest:media-type="image/png"/>
  <manifest:file-entry manifest:full-path="Pictures/10000001000000B500000018B0ACC82CAF468445.png" manifest:media-type="image/png"/>
  <manifest:file-entry manifest:full-path="Pictures/100000010000009400000037809C057F5EF5A8FD.png" manifest:media-type="image/png"/>
  <manifest:file-entry manifest:full-path="Pictures/10000001000000520000002B8A5B6E65DE432BDE.png" manifest:media-type="image/png"/>
  <manifest:file-entry manifest:full-path="Pictures/100000010000025A00000048553A30B9D9FD364B.png" manifest:media-type="image/png"/>
  <manifest:file-entry manifest:full-path="Pictures/10000001000000920000002E99DCF97769CA7187.png" manifest:media-type="image/png"/>
  <manifest:file-entry manifest:full-path="Pictures/10000001000000DD0000006243D2B90F9C5DB4DE.png" manifest:media-type="image/png"/>
  <manifest:file-entry manifest:full-path="Pictures/100000010000003A000000367D827E8F32393F33.png" manifest:media-type="image/png"/>
  <manifest:file-entry manifest:full-path="Pictures/10000001000001DF000000ACA7F27B30D52740D7.png" manifest:media-type="image/png"/>
  <manifest:file-entry manifest:full-path="Pictures/100000010000005700000051F8DB818CAD5A725A.png" manifest:media-type="image/png"/>
  <manifest:file-entry manifest:full-path="Pictures/1000000100000036000000407A3FB432AE17DA8A.png" manifest:media-type="image/png"/>
  <manifest:file-entry manifest:full-path="Pictures/10000001000001010000004D70DEB0C4CB6D7609.png" manifest:media-type="image/png"/>
  <manifest:file-entry manifest:full-path="Pictures/10000001000001F900000078258598AC20F39AD7.png" manifest:media-type="image/png"/>
  <manifest:file-entry manifest:full-path="Pictures/1000000100000130000000587826E0A3AC7F84AA.png" manifest:media-type="image/png"/>
  <manifest:file-entry manifest:full-path="Pictures/10000000000004210000027E9975972E3441D404.png" manifest:media-type="image/png"/>
  <manifest:file-entry manifest:full-path="Pictures/1000000100000050000000302D2D0AC77FCEB434.png" manifest:media-type="image/png"/>
  <manifest:file-entry manifest:full-path="Pictures/100000010000028F0000005EBD4604C0758002EE.png" manifest:media-type="image/png"/>
  <manifest:file-entry manifest:full-path="Pictures/10000001000000E6000000436D2E1DAF047D0D9B.png" manifest:media-type="image/png"/>
  <manifest:file-entry manifest:full-path="Pictures/100000010000019F0000005F85F6D2DD5C9D9CD6.png" manifest:media-type="image/png"/>
  <manifest:file-entry manifest:full-path="Pictures/100000010000019B00000068D4F5A21E4DE6991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:sups" svg:font-family="'Liberation Sans:sup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2cm" svg:stroke-color="#ff4000" draw:marker-start-width="0.356cm" draw:marker-end-width="0.356cm" draw:fill="solid" draw:fill-color="#ffffff" draw:opacity="0%" draw:textarea-horizontal-align="justify" draw:textarea-vertical-align="middle" draw:auto-grow-height="false" fo:min-height="0.918cm" fo:min-width="23.528cm" fo:padding-top="0.176cm" fo:padding-bottom="0.176cm" fo:padding-left="0.301cm" fo:padding-right="0.301cm" draw:shadow-opacity="0%"/>
    </style:style>
    <style:style style:name="gr3" style:family="graphic" style:parent-style-name="standard">
      <style:graphic-properties svg:stroke-width="0.102cm" svg:stroke-color="#ff4000" draw:marker-start-width="0.356cm" draw:marker-end-width="0.356cm" draw:fill="solid" draw:fill-color="#ffffff" draw:opacity="0%" draw:textarea-horizontal-align="justify" draw:textarea-vertical-align="middle" draw:auto-grow-height="false" fo:min-height="1.118cm" fo:min-width="23.528cm" fo:padding-top="0.176cm" fo:padding-bottom="0.176cm" fo:padding-left="0.301cm" fo:padding-right="0.301cm" draw:shadow-opacity="0%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5cm, 0cm, 0.001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21cm, 0cm, 0cm, 0cm)" draw:image-opacity="100%" style:mirror="none"/>
    </style:style>
    <style:style style:name="gr6" style:family="graphic" style:parent-style-name="standard">
      <style:graphic-properties svg:stroke-width="0.102cm" svg:stroke-color="#ff4000" draw:marker-start-width="0.356cm" draw:marker-end-width="0.356cm" draw:fill="solid" draw:fill-color="#ffffff" draw:opacity="0%" draw:textarea-horizontal-align="justify" draw:textarea-vertical-align="middle" draw:auto-grow-height="false" fo:min-height="0.918cm" fo:min-width="3.843cm" fo:padding-top="0.176cm" fo:padding-bottom="0.176cm" fo:padding-left="0.301cm" fo:padding-right="0.301cm" draw:shadow-opacity="0%"/>
    </style:style>
    <style:style style:name="gr7" style:family="graphic" style:parent-style-name="standard">
      <style:graphic-properties svg:stroke-width="0.102cm" svg:stroke-color="#2a6099" draw:marker-start-width="0.356cm" draw:marker-end-width="0.356cm" draw:fill="solid" draw:fill-color="#ffffff" draw:opacity="0%" draw:textarea-horizontal-align="justify" draw:textarea-vertical-align="middle" draw:auto-grow-height="false" fo:min-height="1.553cm" fo:min-width="3.208cm" fo:padding-top="0.176cm" fo:padding-bottom="0.176cm" fo:padding-left="0.301cm" fo:padding-right="0.301cm" draw:shadow-opacity="0%"/>
    </style:style>
    <style:style style:name="gr8" style:family="graphic" style:parent-style-name="standard">
      <style:graphic-properties svg:stroke-width="0.102cm" svg:stroke-color="#2a6099" draw:marker-start-width="0.356cm" draw:marker-end-width="0.356cm" draw:fill="solid" draw:fill-color="#ffffff" draw:opacity="0%" draw:textarea-horizontal-align="justify" draw:textarea-vertical-align="middle" draw:auto-grow-height="false" fo:min-height="1.553cm" fo:min-width="1.887cm" fo:padding-top="0.176cm" fo:padding-bottom="0.176cm" fo:padding-left="0.301cm" fo:padding-right="0.301cm" draw:shadow-opacity="0%"/>
    </style:style>
    <style:style style:name="gr9" style:family="graphic" style:parent-style-name="standard">
      <style:graphic-properties svg:stroke-width="0.102cm" svg:stroke-color="#00a933" draw:marker-start-width="0.356cm" draw:marker-end-width="0.356cm" draw:fill="solid" draw:fill-color="#ffffff" draw:opacity="0%" draw:textarea-horizontal-align="justify" draw:textarea-vertical-align="middle" draw:auto-grow-height="false" fo:min-height="0.741cm" fo:min-width="1.543cm" fo:padding-top="0.176cm" fo:padding-bottom="0.176cm" fo:padding-left="0.301cm" fo:padding-right="0.301cm" draw:shadow-opacity="0%"/>
    </style:style>
    <style:style style:name="gr10" style:family="graphic">
      <style:graphic-properties style:protect="siz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67cm, 0.635cm, 0cm, 0.517cm)" draw:image-opacity="100%" style:mirror="none"/>
    </style:style>
    <style:style style:name="gr12" style:family="graphic" style:parent-style-name="objectwithoutfill">
      <style:graphic-properties svg:stroke-width="0.152cm" svg:stroke-color="#ff8000" draw:marker-start-width="0.43cm" draw:marker-end-width="0.43cm" draw:fill="none" draw:textarea-vertical-align="middle" fo:padding-top="0.2cm" fo:padding-bottom="0.2cm" fo:padding-left="0.325cm" fo:padding-right="0.325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29cm, 3.969cm, 0.597cm, 0.508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72cm, 0.602cm, 1.43cm, 6.595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14cm, 1.155cm, 0.258cm, 1.774cm)" draw:image-opacity="100%" style:mirror="none"/>
    </style:style>
    <style:style style:name="gr16" style:family="graphic" style:parent-style-name="objectwithoutfill">
      <style:graphic-properties svg:stroke-width="0.152cm" draw:marker-start-width="0.43cm" draw:marker-end-width="0.43cm" draw:fill="none" draw:textarea-vertical-align="middle" fo:padding-top="0.2cm" fo:padding-bottom="0.2cm" fo:padding-left="0.325cm" fo:padding-right="0.325cm"/>
    </style:style>
    <style:style style:name="gr17" style:family="graphic" style:parent-style-name="standard">
      <style:graphic-properties draw:stroke="none" draw:textarea-horizontal-align="justify" draw:textarea-vertical-align="middle" draw:auto-grow-height="false" fo:min-height="0.298cm" fo:min-width="0.105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47cm, 0.56cm, 0.699cm, 0.52cm)" draw:image-opacity="100%" style:mirror="none"/>
    </style:style>
    <style:style style:name="gr19" style:family="graphic" style:parent-style-name="standard">
      <style:graphic-properties svg:stroke-width="0.051cm" svg:stroke-color="#2a6099" draw:marker-start-width="0.28cm" draw:marker-end-width="0.28cm" draw:fill="solid" draw:fill-color="#2a6099" draw:opacity="0%" draw:textarea-horizontal-align="justify" draw:textarea-vertical-align="middle" draw:auto-grow-height="false" fo:min-height="1.156cm" fo:min-width="1.695cm" fo:padding-top="0.151cm" fo:padding-bottom="0.151cm" fo:padding-left="0.276cm" fo:padding-right="0.276cm" draw:shadow-opacity="0%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032cm, 8.709cm, 0.693cm, 1.298cm)" draw:image-opacity="100%" style:mirror="none"/>
    </style:style>
    <style:style style:name="gr21" style:family="graphic" style:parent-style-name="standard">
      <style:graphic-properties draw:stroke="dash" draw:stroke-dash="Dash" svg:stroke-width="0.051cm" svg:stroke-color="#2a6099" draw:marker-start-width="0.28cm" draw:marker-end-width="0.28cm" svg:stroke-linecap="butt" draw:fill="solid" draw:fill-color="#ffffff" draw:opacity="0%" draw:textarea-horizontal-align="justify" draw:textarea-vertical-align="middle" draw:auto-grow-height="false" fo:min-height="1.156cm" fo:min-width="1.695cm" fo:padding-top="0.151cm" fo:padding-bottom="0.151cm" fo:padding-left="0.276cm" fo:padding-right="0.276cm" draw:shadow-opacity="0%"/>
    </style:style>
    <style:style style:name="gr22" style:family="graphic" style:parent-style-name="objectwithoutfill">
      <style:graphic-properties svg:stroke-width="0.152cm" svg:stroke-color="#3465a4" draw:marker-start-width="0.43cm" draw:marker-end-width="0.43cm" draw:fill="none" draw:textarea-vertical-align="middle" fo:padding-top="0.2cm" fo:padding-bottom="0.2cm" fo:padding-left="0.325cm" fo:padding-right="0.325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43cm, 0.571cm, 5.481cm, 6.501cm)" draw:image-opacity="100%" style:mirror="none"/>
    </style:style>
    <style:style style:name="gr24" style:family="graphic" style:parent-style-name="standard">
      <style:graphic-properties svg:stroke-width="0.051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1.206cm" fo:min-width="0.426cm" fo:padding-top="0.151cm" fo:padding-bottom="0.151cm" fo:padding-left="0.276cm" fo:padding-right="0.276cm" draw:shadow-opacity="0%"/>
    </style:style>
    <style:style style:name="gr25" style:family="graphic" style:parent-style-name="standard">
      <style:graphic-properties draw:stroke="dash" draw:stroke-dash="Dash" svg:stroke-width="0.051cm" svg:stroke-color="#2a6099" draw:marker-start-width="0.28cm" draw:marker-end-width="0.28cm" svg:stroke-linecap="butt" draw:fill="solid" draw:fill-color="#ffffff" draw:opacity="0%" draw:textarea-horizontal-align="justify" draw:textarea-vertical-align="middle" draw:auto-grow-height="false" fo:min-height="1.206cm" fo:min-width="0.629cm" fo:padding-top="0.151cm" fo:padding-bottom="0.151cm" fo:padding-left="0.276cm" fo:padding-right="0.276cm" draw:shadow-opacity="0%"/>
    </style:style>
    <style:style style:name="gr26" style:family="graphic" style:parent-style-name="standard">
      <style:graphic-properties draw:stroke="dash" draw:stroke-dash="Dash" svg:stroke-width="0.051cm" svg:stroke-color="#ff8000" draw:marker-start-width="0.28cm" draw:marker-end-width="0.28cm" svg:stroke-linecap="butt" draw:fill="solid" draw:fill-color="#ffffff" draw:opacity="0%" draw:textarea-horizontal-align="justify" draw:textarea-vertical-align="middle" draw:auto-grow-height="false" fo:min-height="1.206cm" fo:min-width="1.72cm" fo:padding-top="0.151cm" fo:padding-bottom="0.151cm" fo:padding-left="0.276cm" fo:padding-right="0.276cm" draw:shadow-opacity="0%"/>
    </style:style>
    <style:style style:name="gr2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463cm" fo:min-width="2.653cm"/>
    </style:style>
    <style:style style:name="gr28" style:family="graphic" style:parent-style-name="standard">
      <style:graphic-properties draw:stroke="dash" draw:stroke-dash="Long_20_Dot" svg:stroke-width="0.051cm" draw:marker-start-width="0.276cm" draw:marker-end-width="0.276cm" svg:stroke-linecap="butt" draw:fill="none" draw:textarea-horizontal-align="justify" draw:textarea-vertical-align="middle" draw:auto-grow-height="false" fo:min-height="1.866cm" fo:min-width="8.299cm" fo:padding-top="0.15cm" fo:padding-bottom="0.15cm" fo:padding-left="0.275cm" fo:padding-right="0.275cm"/>
    </style:style>
    <style:style style:name="gr29" style:family="graphic" style:parent-style-name="standard">
      <style:graphic-properties draw:stroke="none" draw:fill-color="#ff8000" draw:textarea-horizontal-align="justify" draw:textarea-vertical-align="middle" draw:auto-grow-height="false" fo:min-height="0.298cm" fo:min-width="0.105cm"/>
      <style:paragraph-properties style:writing-mode="lr-tb"/>
    </style:style>
    <style:style style:name="gr30" style:family="graphic" style:parent-style-name="standard">
      <style:graphic-properties draw:stroke="dash" draw:stroke-dash="Long_20_Dot" svg:stroke-width="0.051cm" draw:marker-start-width="0.276cm" draw:marker-end-width="0.276cm" svg:stroke-linecap="butt" draw:fill="none" draw:textarea-horizontal-align="justify" draw:textarea-vertical-align="middle" draw:auto-grow-height="false" fo:min-height="3.229cm" fo:min-width="11.576cm" fo:padding-top="0.15cm" fo:padding-bottom="0.15cm" fo:padding-left="0.275cm" fo:padding-right="0.275cm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76cm, 0.272cm, 0.544cm, 0.396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76cm, 0.272cm, 0.784cm, 3.243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7cm, 0.183cm, 0cm, 0cm)" draw:image-opacity="100%" style:mirror="none"/>
    </style:style>
    <style:style style:name="gr34" style:family="graphic" style:parent-style-name="standard">
      <style:graphic-properties draw:stroke="dash" draw:stroke-dash="Long_20_Dot" svg:stroke-width="0.051cm" draw:marker-start-width="0.276cm" draw:marker-end-width="0.276cm" svg:stroke-linecap="butt" draw:fill="none" draw:textarea-horizontal-align="justify" draw:textarea-vertical-align="middle" draw:auto-grow-height="false" fo:min-height="3.167cm" fo:min-width="11.595cm" fo:padding-top="0.15cm" fo:padding-bottom="0.15cm" fo:padding-left="0.275cm" fo:padding-right="0.275cm"/>
    </style:style>
    <style:style style:name="gr35" style:family="graphic" style:parent-style-name="objectwithoutfill">
      <style:graphic-properties svg:stroke-width="0.152cm" svg:stroke-color="#00a933" draw:marker-start-width="0.43cm" draw:marker-end-width="0.43cm" draw:fill="none" draw:textarea-vertical-align="middle" fo:padding-top="0.2cm" fo:padding-bottom="0.2cm" fo:padding-left="0.325cm" fo:padding-right="0.325cm"/>
    </style:style>
    <style:style style:name="gr36" style:family="graphic" style:parent-style-name="standard">
      <style:graphic-properties svg:stroke-width="0.051cm" svg:stroke-color="#00a933" draw:marker-start-width="0.28cm" draw:marker-end-width="0.28cm" draw:fill="solid" draw:fill-color="#ffffff" draw:opacity="0%" draw:textarea-horizontal-align="justify" draw:textarea-vertical-align="middle" draw:auto-grow-height="false" fo:min-height="1.206cm" fo:min-width="1.745cm" fo:padding-top="0.151cm" fo:padding-bottom="0.151cm" fo:padding-left="0.276cm" fo:padding-right="0.276cm" draw:shadow-opacity="0%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266cm, 0cm)" draw:image-opacity="100%" style:mirror="none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266cm, 3.928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032cm, 8.709cm, 0.693cm, 3.498cm)" draw:image-opacity="100%" style:mirror="none"/>
    </style:style>
    <style:style style:name="gr40" style:family="graphic" style:parent-style-name="standard">
      <style:graphic-properties draw:stroke="dash" draw:stroke-dash="Dash" svg:stroke-width="0.051cm" svg:stroke-color="#00a933" draw:marker-start-width="0.28cm" draw:marker-end-width="0.28cm" svg:stroke-linecap="butt" draw:fill="solid" draw:fill-color="#ffffff" draw:opacity="0%" draw:textarea-horizontal-align="justify" draw:textarea-vertical-align="middle" draw:auto-grow-height="false" fo:min-height="1.206cm" fo:min-width="1.745cm" fo:padding-top="0.151cm" fo:padding-bottom="0.151cm" fo:padding-left="0.276cm" fo:padding-right="0.276cm" draw:shadow-opacity="0%"/>
    </style:style>
    <style:style style:name="gr41" style:family="graphic" style:parent-style-name="standard">
      <style:graphic-properties draw:stroke="dash" draw:stroke-dash="Long_20_Dot" svg:stroke-width="0.051cm" draw:marker-start-width="0.276cm" draw:marker-end-width="0.276cm" svg:stroke-linecap="butt" draw:fill="none" draw:textarea-horizontal-align="justify" draw:textarea-vertical-align="middle" draw:auto-grow-height="false" fo:min-height="4.77cm" fo:min-width="7.524cm" fo:padding-top="0.15cm" fo:padding-bottom="0.15cm" fo:padding-left="0.275cm" fo:padding-right="0.275cm"/>
    </style:style>
    <style:style style:name="gr42" style:family="graphic" style:parent-style-name="standard">
      <style:graphic-properties draw:stroke="none" draw:fill-color="#666666" draw:textarea-horizontal-align="justify" draw:textarea-vertical-align="middle" draw:auto-grow-height="false" fo:min-height="0.298cm" fo:min-width="0.105cm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6cm, 0.34cm, 0cm, 0cm)" draw:image-opacity="100%" style:mirror="none"/>
    </style:style>
    <style:style style:name="gr44" style:family="graphic" style:parent-style-name="standard">
      <style:graphic-properties draw:stroke="dash" draw:stroke-dash="Dash" svg:stroke-width="0.051cm" svg:stroke-color="#00a933" draw:marker-start-width="0.28cm" draw:marker-end-width="0.28cm" svg:stroke-linecap="butt" draw:fill="solid" draw:fill-color="#ffffff" draw:opacity="0%" draw:textarea-horizontal-align="justify" draw:textarea-vertical-align="middle" draw:auto-grow-height="false" fo:min-height="1.122cm" fo:min-width="0.504cm" fo:padding-top="0.151cm" fo:padding-bottom="0.151cm" fo:padding-left="0.276cm" fo:padding-right="0.276cm" draw:shadow-opacity="0%"/>
    </style:style>
    <style:style style:name="gr45" style:family="graphic" style:parent-style-name="Object_20_with_20_no_20_fill_20_and_20_no_20_line">
      <style:graphic-properties draw:stroke="none" svg:stroke-color="#ff8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svg:stroke-width="0.051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319cm" fo:min-width="1.018cm" fo:padding-top="0.151cm" fo:padding-bottom="0.151cm" fo:padding-left="0.276cm" fo:padding-right="0.276cm" draw:shadow-opacity="0%"/>
    </style:style>
    <style:style style:name="gr47" style:family="graphic" style:parent-style-name="standard">
      <style:graphic-properties svg:stroke-width="0.051cm" svg:stroke-color="#2a6099" draw:marker-start-width="0.28cm" draw:marker-end-width="0.28cm" draw:fill="solid" draw:fill-color="#2a6099" draw:opacity="0%" draw:textarea-horizontal-align="justify" draw:textarea-vertical-align="middle" draw:auto-grow-height="false" fo:min-height="0.289cm" fo:min-width="1.241cm" fo:padding-top="0.151cm" fo:padding-bottom="0.151cm" fo:padding-left="0.276cm" fo:padding-right="0.276cm" draw:shadow-opacity="0%"/>
    </style:style>
    <style:style style:name="gr48" style:family="graphic" style:parent-style-name="standard">
      <style:graphic-properties draw:stroke="none" draw:fill-color="#ffffff" draw:textarea-horizontal-align="justify" draw:textarea-vertical-align="middle" draw:auto-grow-height="false" fo:min-height="1.663cm" fo:min-width="1.25cm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06cm, 0cm, 0cm)" draw:image-opacity="100%" style:mirror="none"/>
    </style:style>
    <style:style style:name="gr50" style:family="graphic" style:parent-style-name="standard">
      <style:graphic-properties svg:stroke-width="0.051cm" svg:stroke-color="#00a933" draw:marker-start-width="0.28cm" draw:marker-end-width="0.28cm" draw:fill="solid" draw:fill-color="#ffffff" draw:opacity="0%" draw:textarea-horizontal-align="justify" draw:textarea-vertical-align="middle" draw:auto-grow-height="false" fo:min-height="1.195cm" fo:min-width="0.561cm" fo:padding-top="0.151cm" fo:padding-bottom="0.151cm" fo:padding-left="0.276cm" fo:padding-right="0.276cm" draw:shadow-opacity="0%"/>
    </style:style>
    <style:style style:name="gr51" style:family="graphic" style:parent-style-name="standard">
      <style:graphic-properties draw:stroke="dash" draw:stroke-dash="Dash" svg:stroke-width="0.051cm" svg:stroke-color="#666666" draw:marker-start-width="0.28cm" draw:marker-end-width="0.28cm" svg:stroke-linecap="butt" draw:fill="solid" draw:fill-color="#666666" draw:opacity="0%" draw:textarea-horizontal-align="justify" draw:textarea-vertical-align="middle" draw:auto-grow-height="false" fo:min-height="1.103cm" fo:min-width="0.954cm" fo:padding-top="0.151cm" fo:padding-bottom="0.151cm" fo:padding-left="0.276cm" fo:padding-right="0.276cm" draw:shadow-opacity="0%"/>
    </style:style>
    <style:style style:name="gr52" style:family="graphic" style:parent-style-name="objectwithoutfill">
      <style:graphic-properties svg:stroke-width="0.152cm" svg:stroke-color="#666666" draw:marker-start-width="0.43cm" draw:marker-end-width="0.43cm" draw:fill="none" draw:textarea-vertical-align="middle" fo:padding-top="0.2cm" fo:padding-bottom="0.2cm" fo:padding-left="0.325cm" fo:padding-right="0.325cm"/>
    </style:style>
    <style:style style:name="gr53" style:family="graphic" style:parent-style-name="standard">
      <style:graphic-properties svg:stroke-width="0.051cm" svg:stroke-color="#666666" draw:marker-start-width="0.28cm" draw:marker-end-width="0.28cm" draw:fill="solid" draw:fill-color="#ffffff" draw:opacity="0%" draw:textarea-horizontal-align="justify" draw:textarea-vertical-align="middle" draw:auto-grow-height="false" fo:min-height="0.547cm" fo:min-width="1.337cm" fo:padding-top="0.151cm" fo:padding-bottom="0.151cm" fo:padding-left="0.276cm" fo:padding-right="0.276cm" draw:shadow-opacity="0%"/>
    </style:style>
    <style:style style:name="gr54" style:family="graphic" style:parent-style-name="standard">
      <style:graphic-properties svg:stroke-width="0.051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423cm" fo:min-width="1.745cm" fo:padding-top="0.151cm" fo:padding-bottom="0.151cm" fo:padding-left="0.276cm" fo:padding-right="0.276cm" draw:shadow-opacity="0%"/>
    </style:style>
    <style:style style:name="gr55" style:family="graphic" style:parent-style-name="standard">
      <style:graphic-properties svg:stroke-width="0.051cm" svg:stroke-color="#00a933" draw:marker-start-width="0.28cm" draw:marker-end-width="0.28cm" draw:fill="solid" draw:fill-color="#ffffff" draw:opacity="0%" draw:textarea-horizontal-align="justify" draw:textarea-vertical-align="middle" draw:auto-grow-height="false" fo:min-height="0.423cm" fo:min-width="1.745cm" fo:padding-top="0.151cm" fo:padding-bottom="0.151cm" fo:padding-left="0.276cm" fo:padding-right="0.276cm" draw:shadow-opacity="0%"/>
    </style:style>
    <style:style style:name="gr56" style:family="graphic" style:parent-style-name="standard">
      <style:graphic-properties draw:stroke="dash" draw:stroke-dash="Long_20_Dot" svg:stroke-width="0.051cm" draw:marker-start-width="0.276cm" draw:marker-end-width="0.276cm" svg:stroke-linecap="butt" draw:fill="none" draw:textarea-horizontal-align="justify" draw:textarea-vertical-align="middle" draw:auto-grow-height="false" fo:min-height="2.249cm" fo:min-width="7.524cm" fo:padding-top="0.15cm" fo:padding-bottom="0.15cm" fo:padding-left="0.275cm" fo:padding-right="0.275cm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6cm, 0.385cm, 0.396cm, 0.452cm)" draw:image-opacity="100%" style:mirror="none"/>
    </style:style>
    <style:style style:name="gr58" style:family="graphic" style:parent-style-name="standard">
      <style:graphic-properties svg:stroke-width="0.051cm" svg:stroke-color="#666666" draw:marker-start-width="0.28cm" draw:marker-end-width="0.28cm" draw:fill="solid" draw:fill-color="#ffffff" draw:opacity="0%" draw:textarea-horizontal-align="justify" draw:textarea-vertical-align="middle" draw:auto-grow-height="false" fo:min-height="1.88cm" fo:min-width="0.73cm" fo:padding-top="0.151cm" fo:padding-bottom="0.151cm" fo:padding-left="0.276cm" fo:padding-right="0.276cm" draw:shadow-opacity="0%"/>
    </style:style>
    <style:style style:name="gr59" style:family="graphic" style:parent-style-name="standard">
      <style:graphic-properties svg:stroke-width="0.051cm" svg:stroke-color="#780373" draw:marker-start-width="0.28cm" draw:marker-end-width="0.28cm" draw:fill="solid" draw:fill-color="#ffffff" draw:opacity="0%" draw:textarea-horizontal-align="justify" draw:textarea-vertical-align="middle" draw:auto-grow-height="false" fo:min-height="0.547cm" fo:min-width="1.337cm" fo:padding-top="0.151cm" fo:padding-bottom="0.151cm" fo:padding-left="0.276cm" fo:padding-right="0.276cm" draw:shadow-opacity="0%"/>
    </style:style>
    <style:style style:name="gr60" style:family="graphic" style:parent-style-name="standard">
      <style:graphic-properties svg:stroke-width="0.051cm" svg:stroke-color="#780373" draw:marker-start-width="0.28cm" draw:marker-end-width="0.28cm" draw:fill="solid" draw:fill-color="#ffffff" draw:opacity="0%" draw:textarea-horizontal-align="justify" draw:textarea-vertical-align="middle" draw:auto-grow-height="false" fo:min-height="1.308cm" fo:min-width="0.519cm" fo:padding-top="0.151cm" fo:padding-bottom="0.151cm" fo:padding-left="0.276cm" fo:padding-right="0.276cm" draw:shadow-opacity="0%"/>
    </style:style>
    <style:style style:name="gr61" style:family="graphic" style:parent-style-name="Object_20_with_20_no_20_fill_20_and_20_no_20_line">
      <style:graphic-properties draw:stroke="none" svg:stroke-color="#ff8000" draw:fill="none" draw:textarea-horizontal-align="center" draw:textarea-vertical-align="middle" draw:color-mode="standard" draw:luminance="0%" draw:contrast="0%" draw:gamma="100%" draw:red="0%" draw:green="0%" draw:blue="0%" fo:clip="rect(0cm, 1.839cm, 0cm, 0cm)" draw:image-opacity="100%" style:mirror="none"/>
    </style:style>
    <style:style style:name="gr62" style:family="graphic" style:parent-style-name="standard">
      <style:graphic-properties svg:stroke-width="0.051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402cm" fo:min-width="0.362cm" fo:padding-top="0.151cm" fo:padding-bottom="0.151cm" fo:padding-left="0.276cm" fo:padding-right="0.276cm" draw:shadow-opacity="0%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824cm, 0.001cm, 0cm)" draw:image-opacity="100%" style:mirror="none"/>
    </style:style>
    <style:style style:name="gr64" style:family="graphic" style:parent-style-name="standard">
      <style:graphic-properties svg:stroke-width="0.051cm" svg:stroke-color="#00a933" draw:marker-start-width="0.28cm" draw:marker-end-width="0.28cm" draw:fill="solid" draw:fill-color="#ffffff" draw:opacity="0%" draw:textarea-horizontal-align="justify" draw:textarea-vertical-align="middle" draw:auto-grow-height="false" fo:min-height="0.423cm" fo:min-width="0.437cm" fo:padding-top="0.151cm" fo:padding-bottom="0.151cm" fo:padding-left="0.276cm" fo:padding-right="0.276cm" draw:shadow-opacity="0%"/>
    </style:style>
    <style:style style:name="gr65" style:family="graphic" style:parent-style-name="objectwithoutfill">
      <style:graphic-properties svg:stroke-color="#ff8000" draw:marker-end="Arrowheads_20_1" draw:fill="none" draw:textarea-vertical-align="middle"/>
    </style:style>
    <style:style style:name="gr66" style:family="graphic" style:parent-style-name="objectwithoutfill">
      <style:graphic-properties svg:stroke-color="#00a933" draw:marker-end="Arrowheads_20_1" draw:fill="none" draw:textarea-vertical-align="middle"/>
    </style:style>
    <style:style style:name="gr67" style:family="graphic" style:parent-style-name="standard">
      <style:graphic-properties draw:stroke="dash" draw:stroke-dash="Dash" svg:stroke-width="0.051cm" svg:stroke-color="#780373" draw:marker-start-width="0.28cm" draw:marker-end-width="0.28cm" svg:stroke-linecap="butt" draw:fill="solid" draw:fill-color="#666666" draw:opacity="0%" draw:textarea-horizontal-align="justify" draw:textarea-vertical-align="middle" draw:auto-grow-height="false" fo:min-height="0.782cm" fo:min-width="0.727cm" fo:padding-top="0.151cm" fo:padding-bottom="0.151cm" fo:padding-left="0.276cm" fo:padding-right="0.276cm" draw:shadow-opacity="0%"/>
    </style:style>
    <style:style style:name="gr68" style:family="graphic" style:parent-style-name="standard">
      <style:graphic-properties draw:stroke="none" draw:fill-color="#00a933" draw:textarea-horizontal-align="justify" draw:textarea-vertical-align="middle" draw:auto-grow-height="false" fo:min-height="0.298cm" fo:min-width="0.105cm"/>
      <style:paragraph-properties style:writing-mode="lr-tb"/>
    </style:style>
    <style:style style:name="gr6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622cm)" draw:image-opacity="100%" style:mirror="none"/>
    </style:style>
    <style:style style:name="gr70" style:family="graphic" style:parent-style-name="standard">
      <style:graphic-properties draw:stroke="none" draw:fill-color="#a1467e" draw:textarea-horizontal-align="justify" draw:textarea-vertical-align="middle" draw:auto-grow-height="false" fo:min-height="0.298cm" fo:min-width="0.105cm"/>
      <style:paragraph-properties style:writing-mode="lr-tb"/>
    </style:style>
    <style:style style:name="gr71" style:family="graphic" style:parent-style-name="objectwithoutfill">
      <style:graphic-properties draw:stroke="dash" draw:stroke-dash="Dash" svg:stroke-width="0.051cm" svg:stroke-color="#ff8000" draw:marker-start-width="0.279cm" draw:marker-end-width="0.279cm" svg:stroke-linecap="butt" draw:fill="none" draw:textarea-vertical-align="middle" fo:padding-top="0.15cm" fo:padding-bottom="0.15cm" fo:padding-left="0.275cm" fo:padding-right="0.275cm"/>
    </style:style>
    <style:style style:name="gr72" style:family="graphic" style:parent-style-name="objectwithoutfill">
      <style:graphic-properties draw:stroke="dash" draw:stroke-dash="Dash" svg:stroke-width="0.051cm" svg:stroke-color="#00a933" draw:marker-start-width="0.279cm" draw:marker-end-width="0.279cm" svg:stroke-linecap="butt" draw:fill="none" draw:textarea-vertical-align="middle" fo:padding-top="0.15cm" fo:padding-bottom="0.15cm" fo:padding-left="0.275cm" fo:padding-right="0.275cm"/>
    </style:style>
    <style:style style:name="gr7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167cm, 0.162cm, 0cm)" draw:image-opacity="100%" style:mirror="none"/>
    </style:style>
    <style:style style:name="gr77" style:family="graphic" style:parent-style-name="standard">
      <style:graphic-properties draw:stroke="none" draw:fill-color="#ffffff" draw:textarea-horizontal-align="justify" draw:textarea-vertical-align="middle" draw:auto-grow-height="false" fo:min-height="0.076cm" fo:min-width="1.786cm"/>
    </style:style>
    <style:style style:name="gr78" style:family="graphic" style:parent-style-name="standard">
      <style:graphic-properties draw:stroke="none" draw:fill-color="#ffffff" draw:textarea-horizontal-align="justify" draw:textarea-vertical-align="middle" draw:auto-grow-height="false" fo:min-height="0.26cm" fo:min-width="0.729cm"/>
    </style:style>
    <style:style style:name="gr7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45cm, 1.041cm, 0.253cm, 0cm)" draw:image-opacity="100%" style:mirror="none"/>
    </style:style>
    <style:style style:name="gr8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-0.185cm, -0.309cm, 0.187cm)" draw:image-opacity="100%" style:mirror="none"/>
    </style:style>
    <style:style style:name="gr8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13cm, 10.816cm, 1.12cm, 0cm)" draw:image-opacity="100%" style:mirror="none"/>
    </style:style>
    <style:style style:name="gr82" style:family="graphic" style:parent-style-name="standard">
      <style:graphic-properties draw:stroke="none" draw:fill-color="#ffffff" draw:textarea-horizontal-align="justify" draw:textarea-vertical-align="middle" draw:auto-grow-height="false" fo:min-height="0.003cm" fo:min-width="0.354cm"/>
    </style:style>
    <style:style style:name="gr83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.896cm"/>
    </style:style>
    <style:style style:name="gr84" style:family="graphic" style:parent-style-name="standard">
      <style:graphic-properties draw:stroke="none" draw:fill-color="#ffffff" draw:textarea-horizontal-align="justify" draw:textarea-vertical-align="middle" draw:auto-grow-height="false" fo:min-height="0.208cm" fo:min-width="2.134cm"/>
    </style:style>
    <style:style style:name="gr85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.823cm"/>
    </style:style>
    <style:style style:name="gr86" style:family="graphic" style:parent-style-name="standard">
      <style:graphic-properties draw:stroke="none" draw:fill-color="#ffffff" draw:textarea-horizontal-align="justify" draw:textarea-vertical-align="middle" draw:auto-grow-height="false" fo:min-height="0.039cm" fo:min-width="0.872cm"/>
    </style:style>
    <style:style style:name="gr87" style:family="graphic" style:parent-style-name="standard">
      <style:graphic-properties draw:stroke="none" draw:fill-color="#ffffff" draw:textarea-horizontal-align="justify" draw:textarea-vertical-align="middle" draw:auto-grow-height="false" fo:min-height="0.039cm" fo:min-width="0.317cm"/>
    </style:style>
    <style:style style:name="gr88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.118cm"/>
    </style:style>
    <style:style style:name="gr8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159cm, 0.187cm)" draw:image-opacity="100%" style:mirror="none"/>
    </style:style>
    <style:style style:name="gr90" style:family="graphic" style:parent-style-name="objectwithoutfill">
      <style:graphic-properties svg:stroke-width="0.051cm" svg:stroke-color="#00a933" draw:marker-start-width="0.276cm" draw:marker-end="Arrowheads_20_2" draw:marker-end-width="0.276cm" draw:fill="none" draw:textarea-vertical-align="middle" fo:padding-top="0.15cm" fo:padding-bottom="0.15cm" fo:padding-left="0.275cm" fo:padding-right="0.275cm"/>
    </style:style>
    <style:style style:name="gr9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5.859cm, 0.103cm, 0cm)" draw:image-opacity="100%" style:mirror="none"/>
    </style:style>
    <style:style style:name="gr92" style:family="graphic" style:parent-style-name="standard">
      <style:graphic-properties svg:stroke-width="0.051cm" svg:stroke-color="#00a933" draw:marker-start-width="0.28cm" draw:marker-end-width="0.28cm" draw:fill="solid" draw:fill-color="#ffffff" draw:opacity="0%" draw:textarea-horizontal-align="justify" draw:textarea-vertical-align="middle" draw:auto-grow-height="false" fo:min-height="0.597cm" fo:min-width="15.965cm" fo:padding-top="0.151cm" fo:padding-bottom="0.151cm" fo:padding-left="0.276cm" fo:padding-right="0.276cm" draw:shadow-opacity="0%"/>
    </style:style>
    <style:style style:name="gr93" style:family="graphic" style:parent-style-name="standard">
      <style:graphic-properties svg:stroke-width="0.051cm" svg:stroke-color="#00a933" draw:marker-start-width="0.28cm" draw:marker-end-width="0.28cm" draw:fill="solid" draw:fill-color="#ffffff" draw:opacity="0%" draw:textarea-horizontal-align="justify" draw:textarea-vertical-align="middle" draw:auto-grow-height="false" fo:min-height="4.158cm" fo:min-width="15.11cm" fo:padding-top="0.151cm" fo:padding-bottom="0.151cm" fo:padding-left="0.276cm" fo:padding-right="0.276cm" draw:shadow-opacity="0%"/>
    </style:style>
    <style:style style:name="gr94" style:family="graphic" style:parent-style-name="standard">
      <style:graphic-properties svg:stroke-width="0.051cm" svg:stroke-color="#2a6099" draw:marker-start-width="0.28cm" draw:marker-end-width="0.28cm" draw:fill="solid" draw:fill-color="#ffffff" draw:opacity="0%" draw:textarea-horizontal-align="justify" draw:textarea-vertical-align="middle" draw:auto-grow-height="false" fo:min-height="0.597cm" fo:min-width="15.965cm" fo:padding-top="0.151cm" fo:padding-bottom="0.151cm" fo:padding-left="0.276cm" fo:padding-right="0.276cm" draw:shadow-opacity="0%"/>
    </style:style>
    <style:style style:name="gr95" style:family="graphic" style:parent-style-name="standard">
      <style:graphic-properties svg:stroke-width="0.051cm" svg:stroke-color="#2a6099" draw:marker-start-width="0.28cm" draw:marker-end-width="0.28cm" draw:fill="solid" draw:fill-color="#ffffff" draw:opacity="0%" draw:textarea-horizontal-align="justify" draw:textarea-vertical-align="middle" draw:auto-grow-height="false" fo:min-height="4.112cm" fo:min-width="6.791cm" fo:padding-top="0.151cm" fo:padding-bottom="0.151cm" fo:padding-left="0.276cm" fo:padding-right="0.276cm" draw:shadow-opacity="0%"/>
    </style:style>
    <style:style style:name="gr9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3.457cm)" draw:image-opacity="100%" style:mirror="none"/>
    </style:style>
    <style:style style:name="gr97" style:family="graphic" style:parent-style-name="standard">
      <style:graphic-properties draw:stroke="none" draw:fill-color="#ffffff" draw:textarea-horizontal-align="justify" draw:textarea-vertical-align="middle" draw:auto-grow-height="false" fo:min-height="0.253cm" fo:min-width="4.979cm"/>
    </style:style>
    <style:style style:name="gr98" style:family="graphic" style:parent-style-name="standard">
      <style:graphic-properties draw:stroke="none" draw:fill-color="#ffffff" draw:textarea-horizontal-align="justify" draw:textarea-vertical-align="middle" draw:auto-grow-height="false" fo:min-height="0.164cm" fo:min-width="0.522cm"/>
    </style:style>
    <style:style style:name="gr99" style:family="graphic" style:parent-style-name="standard">
      <style:graphic-properties draw:stroke="none" draw:fill-color="#ffffff" draw:textarea-horizontal-align="justify" draw:textarea-vertical-align="middle" draw:auto-grow-height="false" fo:min-height="0.163cm" fo:min-width="1.019cm"/>
    </style:style>
    <style:style style:name="gr100" style:family="graphic" style:parent-style-name="standard">
      <style:graphic-properties draw:stroke="none" draw:fill-color="#ffffff" draw:textarea-horizontal-align="justify" draw:textarea-vertical-align="middle" draw:auto-grow-height="false" fo:min-height="0.164cm" fo:min-width="1.019cm"/>
    </style:style>
    <style:style style:name="gr10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36cm, 13.615cm, 0.099cm, 0.214cm)" draw:image-opacity="100%" style:mirror="none"/>
    </style:style>
    <style:style style:name="gr10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425cm, 26.224cm, 1.492cm, 2.291cm)" draw:image-opacity="100%" style:mirror="none"/>
    </style:style>
    <style:style style:name="gr10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728cm, 7.49cm, 13.005cm, 10.899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 draw:opacity="0%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 style:writing-mode="lr-tb"/>
      <style:text-properties fo:font-size="12pt"/>
    </style:style>
    <style:style style:name="P5" style:family="paragraph">
      <loext:graphic-properties draw:fill="solid" draw:fill-color="#2a6099" draw:opacity="0%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-color="#ff8000"/>
      <style:paragraph-properties fo:text-align="start" style:writing-mode="lr-tb"/>
      <style:text-properties fo:font-size="12pt"/>
    </style:style>
    <style:style style:name="P8" style:family="paragraph">
      <loext:graphic-properties draw:fill-color="#666666"/>
      <style:paragraph-properties fo:text-align="start" style:writing-mode="lr-tb"/>
      <style:text-properties fo:font-size="12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solid" draw:fill-color="#666666" draw:opacity="0%"/>
      <style:paragraph-properties fo:text-align="center"/>
    </style:style>
    <style:style style:name="P11" style:family="paragraph">
      <loext:graphic-properties draw:fill-color="#00a933"/>
      <style:paragraph-properties fo:text-align="start" style:writing-mode="lr-tb"/>
      <style:text-properties fo:font-size="12pt"/>
    </style:style>
    <style:style style:name="P12" style:family="paragraph">
      <loext:graphic-properties draw:fill-color="#a1467e"/>
      <style:paragraph-properties fo:text-align="start" style:writing-mode="lr-tb"/>
      <style:text-properties fo:font-size="12pt"/>
    </style:style>
    <style:style style:name="P13" style:family="paragraph">
      <style:paragraph-properties fo:text-align="center"/>
    </style:style>
    <style:style style:name="P14" style:family="paragraph">
      <style:text-properties fo:color="#2a6099" loext:opacity="100%"/>
    </style:style>
    <style:style style:name="P15" style:family="paragraph">
      <loext:graphic-properties draw:fill="none" draw:fill-color="#ffffff"/>
      <style:text-properties fo:color="#2a6099" loext:opacity="100%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ffffff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text-properties fo:font-weight="bold"/>
    </style:style>
    <style:style style:name="P20" style:family="paragraph">
      <loext:graphic-properties draw:fill="none" draw:fill-color="#ffffff"/>
      <style:text-properties fo:color="#2a6099" loext:opacity="100%" fo:font-weight="bold"/>
    </style:style>
    <style:style style:name="T1" style:family="text">
      <style:text-properties fo:font-size="12pt"/>
    </style:style>
    <style:style style:name="T2" style:family="text">
      <style:text-properties style:font-name="Liberation Sans" fo:font-size="12pt" style:letter-kerning="true" style:font-name-asian="Noto Sans CJK SC" style:font-size-asian="18pt" style:font-name-complex="Lohit Devanagari" style:font-size-complex="18pt"/>
    </style:style>
    <style:style style:name="T3" style:family="text">
      <style:text-properties fo:color="#2a6099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4.13cm" svg:height="2.277cm" svg:x="0.635cm" svg:y="0.635cm">
          <draw:image xlink:href="Pictures/10000001000004AD00000071714AC3C0151F623E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5.255cm" svg:height="2.155cm" svg:x="2.69cm" svg:y="2.59cm">
            <draw:image xlink:href="Pictures/10000001000001530000008BA2F4E5EF6228BEB6.png" xlink:type="simple" xlink:show="embed" xlink:actuate="onLoad" draw:mime-type="image/png">
              <text:p/>
            </draw:image>
          </draw:frame>
          <draw:frame draw:style-name="gr1" draw:text-style-name="P1" draw:layer="layout" svg:width="3.797cm" svg:height="1.6cm" svg:x="8.898cm" svg:y="2.842cm">
            <draw:image xlink:href="Pictures/10000001000000F200000066F7F11BA6B1EB2A11.png" xlink:type="simple" xlink:show="embed" xlink:actuate="onLoad" draw:mime-type="image/png">
              <text:p/>
            </draw:image>
          </draw:frame>
          <draw:frame draw:style-name="gr1" draw:text-style-name="P1" draw:layer="layout" svg:width="0.78cm" svg:height="0.814cm" svg:x="7.99cm" svg:y="3.376cm">
            <draw:image xlink:href="Pictures/100000010000002E00000030FA377F297352B7B5.png" xlink:type="simple" xlink:show="embed" xlink:actuate="onLoad" draw:mime-type="image/png">
              <text:p/>
            </draw:image>
          </draw:frame>
        </draw:g>
        <draw:frame draw:style-name="gr1" draw:text-style-name="P1" draw:layer="layout" svg:width="9.478cm" svg:height="1.378cm" svg:x="2.587cm" svg:y="7.235cm">
          <draw:image xlink:href="Pictures/10000001000002D20000006961FD3C178DFA774D.png" xlink:type="simple" xlink:show="embed" xlink:actuate="onLoad" draw:mime-type="image/png">
            <text:p/>
          </draw:image>
        </draw:frame>
        <draw:frame draw:style-name="gr1" draw:text-style-name="P1" draw:layer="layout" svg:width="19.685cm" svg:height="1.858cm" svg:x="0.635cm" svg:y="0.635cm">
          <draw:image xlink:href="Pictures/10000001000004AD00000071714AC3C0151F623E.png" xlink:type="simple" xlink:show="embed" xlink:actuate="onLoad" draw:mime-type="image/png">
            <text:p/>
          </draw:image>
        </draw:frame>
        <draw:frame draw:style-name="gr1" draw:text-style-name="P1" draw:layer="layout" svg:width="6.35cm" svg:height="1.295cm" svg:x="0.635cm" svg:y="5.69cm">
          <draw:image xlink:href="Pictures/10000001000001970000005336C34E6E9A404993.png" xlink:type="simple" xlink:show="embed" xlink:actuate="onLoad" draw:mime-type="image/png">
            <text:p/>
          </draw:image>
        </draw:frame>
        <draw:custom-shape draw:style-name="gr2" draw:text-style-name="P2" draw:layer="layout" svg:width="24.13cm" svg:height="1.27cm" svg:x="0.635cm" svg:y="0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4.13cm" svg:height="1.47cm" svg:x="0.635cm" svg:y="5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0.622cm" svg:height="1.27cm" svg:x="0.999cm" svg:y="11.595cm">
          <draw:image xlink:href="Pictures/100000010000025A00000048553A30B9D9FD364B.png" xlink:type="simple" xlink:show="embed" xlink:actuate="onLoad" draw:mime-type="image/png">
            <text:p/>
          </draw:image>
        </draw:frame>
        <draw:custom-shape draw:style-name="gr2" draw:text-style-name="P2" draw:layer="layout" svg:width="24.13cm" svg:height="1.27cm" svg:x="0.635cm" svg:y="11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" draw:text-style-name="P1" draw:layer="layout" svg:width="1.031cm" svg:height="1.703cm" svg:x="13.1cm" svg:y="7.387cm">
            <draw:image xlink:href="Pictures/10000001000000420000006DBB266A625B10756E.png" xlink:type="simple" xlink:show="embed" xlink:actuate="onLoad" draw:mime-type="image/png">
              <text:p/>
            </draw:image>
          </draw:frame>
          <draw:frame draw:style-name="gr1" draw:text-style-name="P1" draw:layer="layout" svg:width="2.123cm" svg:height="0.989cm" svg:x="14.766cm" svg:y="7.543cm">
            <draw:image xlink:href="Pictures/100000010000007600000037E4B1DA00D74161ED.png" xlink:type="simple" xlink:show="embed" xlink:actuate="onLoad" draw:mime-type="image/png">
              <text:p/>
            </draw:image>
          </draw:frame>
          <draw:frame draw:style-name="gr1" draw:text-style-name="P1" draw:layer="layout" svg:width="0.575cm" svg:height="0.516cm" svg:x="14.191cm" svg:y="7.939cm">
            <draw:image xlink:href="Pictures/10000001000000310000002C71FC2DC175CAB534.png" xlink:type="simple" xlink:show="embed" xlink:actuate="onLoad" draw:mime-type="image/png">
              <text:p/>
            </draw:image>
          </draw:frame>
        </draw:g>
        <draw:frame draw:style-name="gr1" draw:text-style-name="P1" draw:layer="layout" svg:width="1.825cm" svg:height="0.735cm" svg:x="13.97cm" svg:y="3.175cm">
          <draw:image xlink:href="Pictures/100000010000008B0000003868AF97D7DA44D5B2.png" xlink:type="simple" xlink:show="embed" xlink:actuate="onLoad" draw:mime-type="image/png">
            <text:p/>
          </draw:image>
        </draw:frame>
        <draw:frame draw:style-name="gr1" draw:text-style-name="P1" draw:layer="layout" svg:width="0.575cm" svg:height="0.516cm" svg:x="13.135cm" svg:y="3.394cm">
          <draw:image xlink:href="Pictures/10000001000000310000002C71FC2DC175CAB534.png" xlink:type="simple" xlink:show="embed" xlink:actuate="onLoad" draw:mime-type="image/png">
            <text:p/>
          </draw:image>
        </draw:frame>
        <draw:frame draw:style-name="gr4" draw:text-style-name="P1" draw:layer="layout" svg:width="3.175cm" svg:height="0.319cm" svg:x="13.67cm" svg:y="3.81cm">
          <draw:image xlink:href="Pictures/10000001000000B500000018B0ACC82CAF468445.png" xlink:type="simple" xlink:show="embed" xlink:actuate="onLoad" draw:mime-type="image/png">
            <text:p/>
          </draw:image>
        </draw:frame>
        <draw:frame draw:style-name="gr5" draw:text-style-name="P1" draw:layer="layout" svg:width="2.123cm" svg:height="0.77cm" svg:x="13.97cm" svg:y="4.029cm">
          <draw:image xlink:href="Pictures/100000010000007600000037E4B1DA00D74161ED.png" xlink:type="simple" xlink:show="embed" xlink:actuate="onLoad" draw:mime-type="image/png">
            <text:p/>
          </draw:image>
        </draw:frame>
        <draw:frame draw:style-name="gr1" draw:text-style-name="P1" draw:layer="layout" svg:width="1.381cm" svg:height="1.27cm" svg:x="2.505cm" svg:y="9.643cm">
          <draw:image xlink:href="Pictures/100000010000005700000050FB328FB70399C272.png" xlink:type="simple" xlink:show="embed" xlink:actuate="onLoad" draw:mime-type="image/png">
            <text:p/>
          </draw:image>
        </draw:frame>
        <draw:frame draw:style-name="gr1" draw:text-style-name="P1" draw:layer="layout" svg:width="2.541cm" svg:height="2.087cm" svg:x="4.409cm" svg:y="9.208cm">
          <draw:image xlink:href="Pictures/10000001000000A80000008A3241C4F265CEAEDA.png" xlink:type="simple" xlink:show="embed" xlink:actuate="onLoad" draw:mime-type="image/png">
            <text:p/>
          </draw:image>
        </draw:frame>
        <draw:frame draw:style-name="gr1" draw:text-style-name="P1" draw:layer="layout" svg:width="0.575cm" svg:height="0.516cm" svg:x="3.886cm" svg:y="10.162cm">
          <draw:image xlink:href="Pictures/10000001000000310000002C71FC2DC175CAB534.png" xlink:type="simple" xlink:show="embed" xlink:actuate="onLoad" draw:mime-type="image/png">
            <text:p/>
          </draw:image>
        </draw:frame>
        <draw:frame draw:style-name="gr1" draw:text-style-name="P1" draw:layer="layout" svg:width="1.047cm" svg:height="1.703cm" svg:x="7.808cm" svg:y="9.41cm">
          <draw:image xlink:href="Pictures/10000001000000430000006DDA4283EE4269BFC0.png" xlink:type="simple" xlink:show="embed" xlink:actuate="onLoad" draw:mime-type="image/png">
            <text:p/>
          </draw:image>
        </draw:frame>
        <draw:frame draw:style-name="gr1" draw:text-style-name="P1" draw:layer="layout" svg:width="0.575cm" svg:height="0.516cm" svg:x="6.95cm" svg:y="9.962cm">
          <draw:image xlink:href="Pictures/10000001000000310000002C71FC2DC175CAB534.png" xlink:type="simple" xlink:show="embed" xlink:actuate="onLoad" draw:mime-type="image/png">
            <text:p/>
          </draw:image>
        </draw:frame>
        <draw:frame draw:style-name="gr1" draw:text-style-name="P1" draw:layer="layout" svg:width="1.227cm" svg:height="1.756cm" svg:x="9.19cm" svg:y="9.357cm">
          <draw:image xlink:href="Pictures/100000010000004F000000718888F9CEF34DFC9B.png" xlink:type="simple" xlink:show="embed" xlink:actuate="onLoad" draw:mime-type="image/png">
            <text:p/>
          </draw:image>
        </draw:frame>
        <draw:frame draw:style-name="gr1" draw:text-style-name="P1" draw:layer="layout" svg:width="1.825cm" svg:height="0.735cm" svg:x="17.085cm" svg:y="9.743cm">
          <draw:image xlink:href="Pictures/100000010000008B0000003868AF97D7DA44D5B2.png" xlink:type="simple" xlink:show="embed" xlink:actuate="onLoad" draw:mime-type="image/png">
            <text:p/>
          </draw:image>
        </draw:frame>
        <draw:frame draw:style-name="gr1" draw:text-style-name="P1" draw:layer="layout" svg:width="0.575cm" svg:height="0.516cm" svg:x="10.417cm" svg:y="9.962cm">
          <draw:image xlink:href="Pictures/10000001000000310000002C71FC2DC175CAB534.png" xlink:type="simple" xlink:show="embed" xlink:actuate="onLoad" draw:mime-type="image/png">
            <text:p/>
          </draw:image>
        </draw:frame>
        <draw:frame draw:style-name="gr1" draw:text-style-name="P1" draw:layer="layout" svg:width="2.54cm" svg:height="1.716cm" svg:x="11.395cm" svg:y="9.397cm">
          <draw:image xlink:href="Pictures/100000010000009700000066EB274F15D8A4B44B.png" xlink:type="simple" xlink:show="embed" xlink:actuate="onLoad" draw:mime-type="image/png">
            <text:p/>
          </draw:image>
        </draw:frame>
        <draw:frame draw:style-name="gr1" draw:text-style-name="P1" draw:layer="layout" svg:width="0.575cm" svg:height="0.516cm" svg:x="16.37cm" svg:y="9.962cm">
          <draw:image xlink:href="Pictures/10000001000000310000002C71FC2DC175CAB534.png" xlink:type="simple" xlink:show="embed" xlink:actuate="onLoad" draw:mime-type="image/png">
            <text:p/>
          </draw:image>
        </draw:frame>
        <draw:frame draw:style-name="gr1" draw:text-style-name="P1" draw:layer="layout" svg:width="2.123cm" svg:height="0.989cm" svg:x="14.035cm" svg:y="9.489cm">
          <draw:image xlink:href="Pictures/100000010000007600000037E4B1DA00D74161ED.png" xlink:type="simple" xlink:show="embed" xlink:actuate="onLoad" draw:mime-type="image/png">
            <text:p/>
          </draw:image>
        </draw:frame>
        <draw:frame draw:style-name="gr1" draw:text-style-name="P1" draw:layer="layout" svg:width="19.642cm" svg:height="1.896cm" svg:x="0.678cm" svg:y="13.509cm">
          <draw:image xlink:href="Pictures/10000001000005040000007C8F2093400B3ADA23.png" xlink:type="simple" xlink:show="embed" xlink:actuate="onLoad" draw:mime-type="image/png">
            <text:p/>
          </draw:image>
        </draw:frame>
        <draw:frame draw:style-name="gr1" draw:text-style-name="P1" draw:layer="layout" svg:width="1.381cm" svg:height="1.27cm" svg:x="22.174cm" svg:y="9.525cm">
          <draw:image xlink:href="Pictures/100000010000005700000050FB328FB70399C272.png" xlink:type="simple" xlink:show="embed" xlink:actuate="onLoad" draw:mime-type="image/png">
            <text:p/>
          </draw:image>
        </draw:frame>
        <draw:frame draw:style-name="gr1" draw:text-style-name="P1" draw:layer="layout" svg:width="0.575cm" svg:height="0.516cm" svg:x="23.555cm" svg:y="10.044cm">
          <draw:image xlink:href="Pictures/10000001000000310000002C71FC2DC175CAB534.png" xlink:type="simple" xlink:show="embed" xlink:actuate="onLoad" draw:mime-type="image/png">
            <text:p/>
          </draw:image>
        </draw:frame>
        <draw:frame draw:style-name="gr1" draw:text-style-name="P1" draw:layer="layout" svg:width="1.825cm" svg:height="0.735cm" svg:x="24.13cm" svg:y="9.825cm">
          <draw:image xlink:href="Pictures/100000010000008B0000003868AF97D7DA44D5B2.png" xlink:type="simple" xlink:show="embed" xlink:actuate="onLoad" draw:mime-type="image/png">
            <text:p/>
          </draw:image>
        </draw:frame>
        <draw:custom-shape draw:style-name="gr6" draw:text-style-name="P2" draw:layer="layout" svg:width="4.445cm" svg:height="1.27cm" svg:x="21.79cm" svg:y="9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3.81cm" svg:height="1.905cm" svg:x="13.135cm" svg:y="2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2.489cm" svg:height="1.905cm" svg:x="11.295cm" svg:y="9.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145cm" svg:height="1.093cm" svg:x="14.766cm" svg:y="7.5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145cm" svg:height="1.093cm" svg:x="14.013cm" svg:y="9.49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18.034cm" svg:height="4.109cm" svg:x="0.376cm" svg:y="0.472cm">
          <draw:image xlink:href="Pictures/10000001000005F70000015C780BE88593871A6B.png" xlink:type="simple" xlink:show="embed" xlink:actuate="onLoad" draw:mime-type="image/png">
            <text:p/>
          </draw:image>
        </draw:frame>
        <draw:frame draw:style-name="gr11" draw:text-style-name="P1" draw:layer="layout" svg:width="4.347cm" svg:height="1.996cm" svg:x="17.37cm" svg:y="3.998cm">
          <draw:image xlink:href="Pictures/10000001000001DB000000D41131644614F6F518.png" xlink:type="simple" xlink:show="embed" xlink:actuate="onLoad" draw:mime-type="image/png">
            <text:p/>
          </draw:image>
        </draw:frame>
        <draw:line draw:style-name="gr12" draw:text-style-name="P1" draw:layer="layout" svg:x1="21.97cm" svg:y1="4.591cm" svg:x2="21.97cm" svg:y2="5.888cm">
          <text:p/>
        </draw:line>
        <draw:g>
          <draw:frame draw:style-name="gr13" draw:text-style-name="P1" draw:layer="layout" svg:width="1.588cm" svg:height="1.443cm" svg:x="22.491cm" svg:y="4.457cm">
            <draw:image xlink:href="Pictures/1000000100000133000000A4FEB3E5DE68B425DF.png" xlink:type="simple" xlink:show="embed" xlink:actuate="onLoad" draw:mime-type="image/png">
              <text:p/>
            </draw:image>
          </draw:frame>
          <draw:frame draw:style-name="gr14" draw:text-style-name="P1" draw:layer="layout" svg:width="0.49cm" svg:height="0.61cm" svg:x="24.079cm" svg:y="4.948cm">
            <draw:image xlink:href="Pictures/1000000100000133000000A4FEB3E5DE68B425DF.png" xlink:type="simple" xlink:show="embed" xlink:actuate="onLoad" draw:mime-type="image/png">
              <text:p/>
            </draw:image>
          </draw:frame>
        </draw:g>
        <draw:frame draw:style-name="gr15" draw:text-style-name="P1" draw:layer="layout" svg:width="4.859cm" svg:height="2.368cm" svg:x="10.665cm" svg:y="6.745cm">
          <draw:image xlink:href="Pictures/10000001000001E1000000DD407240FD60DB0151.png" xlink:type="simple" xlink:show="embed" xlink:actuate="onLoad" draw:mime-type="image/png">
            <text:p/>
          </draw:image>
        </draw:frame>
        <draw:line draw:style-name="gr16" draw:text-style-name="P1" draw:layer="layout" svg:x1="15.424cm" svg:y1="6.789cm" svg:x2="15.424cm" svg:y2="8.417cm">
          <text:p/>
        </draw:line>
        <draw:custom-shape draw:style-name="gr17" draw:text-style-name="P4" draw:layer="layout" svg:width="0.855cm" svg:height="0.774cm" draw:transform="rotate (-0.028099800957109) translate (9.686cm 5.638cm)">
          <text:p text:style-name="P4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" draw:layer="layout" svg:width="2.232cm" svg:height="1.353cm" svg:x="16.312cm" svg:y="8.532cm">
          <draw:image xlink:href="Pictures/10000001000000DD000000918B03A7D9D36C8290.png" xlink:type="simple" xlink:show="embed" xlink:actuate="onLoad" draw:mime-type="image/png">
            <text:p/>
          </draw:image>
        </draw:frame>
        <draw:custom-shape draw:style-name="gr19" draw:text-style-name="P5" draw:layer="layout" svg:width="2.297cm" svg:height="1.508cm" svg:x="16.212cm" svg:y="8.3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" draw:layer="layout" svg:width="2.021cm" svg:height="1.426cm" svg:x="16.307cm" svg:y="6.718cm">
          <draw:image xlink:href="Pictures/1000000100000217000002040702030073A2A6EE.png" xlink:type="simple" xlink:show="embed" xlink:actuate="onLoad" draw:mime-type="image/png">
            <text:p/>
          </draw:image>
        </draw:frame>
        <draw:custom-shape draw:style-name="gr21" draw:text-style-name="P2" draw:layer="layout" svg:width="2.297cm" svg:height="1.508cm" svg:x="16.194cm" svg:y="6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1" draw:layer="layout" svg:x1="15.811cm" svg:y1="6.826cm" svg:x2="15.812cm" svg:y2="9.151cm">
          <text:p/>
        </draw:line>
        <draw:frame draw:style-name="gr23" draw:text-style-name="P1" draw:layer="layout" svg:width="3.17cm" svg:height="1.444cm" svg:x="18.984cm" svg:y="8.475cm">
          <draw:image xlink:href="Pictures/1000000100000217000002040702030073A2A6EE.png" xlink:type="simple" xlink:show="embed" xlink:actuate="onLoad" draw:mime-type="image/png">
            <text:p/>
          </draw:image>
        </draw:frame>
        <draw:custom-shape draw:style-name="gr24" draw:text-style-name="P2" draw:layer="layout" svg:width="0.978cm" svg:height="1.508cm" svg:x="19.857cm" svg:y="8.4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1.181cm" svg:height="1.508cm" svg:x="20.973cm" svg:y="8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layout" svg:width="2.272cm" svg:height="1.508cm" svg:x="22.395cm" svg:y="4.4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6" draw:layer="layout" svg:width="3.153cm" svg:height="0.713cm" svg:x="12.347cm" svg:y="4.20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8.849cm" svg:height="2.166cm" svg:x="16.954cm" svg:y="3.99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855cm" svg:height="0.774cm" draw:transform="rotate (-0.028099800957109) translate (16.015cm 2.95cm)">
          <text:p text:style-name="P4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12.126cm" svg:height="3.529cm" svg:x="10.609cm" svg:y="6.62cm">
          <text:p/>
          <draw:enhanced-geometry svg:viewBox="0 0 21600 21600" draw:type="rectangle" draw:enhanced-path="M 0 0 L 21600 0 21600 21600 0 21600 0 0 Z N"/>
        </draw:custom-shape>
        <draw:frame draw:style-name="gr31" draw:text-style-name="P1" draw:layer="layout" svg:width="2.886cm" svg:height="0.721cm" svg:x="10.733cm" svg:y="5.679cm">
          <draw:image xlink:href="Pictures/1000000100000116000000621B0DA5C8E7299178.png" xlink:type="simple" xlink:show="embed" xlink:actuate="onLoad" draw:mime-type="image/png">
            <text:p/>
          </draw:image>
        </draw:frame>
        <draw:frame draw:style-name="gr32" draw:text-style-name="P1" draw:layer="layout" svg:width="1.656cm" svg:height="0.617cm" svg:x="16.954cm" svg:y="2.95cm">
          <draw:image xlink:href="Pictures/1000000100000116000000621B0DA5C8E7299178.png" xlink:type="simple" xlink:show="embed" xlink:actuate="onLoad" draw:mime-type="image/png">
            <text:p/>
          </draw:image>
        </draw:frame>
        <draw:frame draw:style-name="gr1" draw:text-style-name="P1" draw:layer="layout" svg:width="4.616cm" svg:height="2.39cm" svg:x="10.75cm" svg:y="12.662cm">
          <draw:image xlink:href="Pictures/1000000100000171000000BFE903BCCA247858EF.png" xlink:type="simple" xlink:show="embed" xlink:actuate="onLoad" draw:mime-type="image/png">
            <text:p/>
          </draw:image>
        </draw:frame>
        <draw:g>
          <draw:frame draw:style-name="gr31" draw:text-style-name="P1" draw:layer="layout" svg:width="2.886cm" svg:height="0.721cm" svg:x="10.751cm" svg:y="10.864cm">
            <draw:image xlink:href="Pictures/1000000100000116000000621B0DA5C8E7299178.png" xlink:type="simple" xlink:show="embed" xlink:actuate="onLoad" draw:mime-type="image/png">
              <text:p/>
            </draw:image>
          </draw:frame>
          <draw:frame draw:style-name="gr33" draw:text-style-name="P1" draw:layer="layout" svg:width="0.499cm" svg:height="0.696cm" svg:x="10.751cm" svg:y="10.989cm">
            <draw:image xlink:href="Pictures/100000010000002E0000004CAB5FF9706EAF11F9.png" xlink:type="simple" xlink:show="embed" xlink:actuate="onLoad" draw:mime-type="image/png">
              <text:p/>
            </draw:image>
          </draw:frame>
        </draw:g>
        <draw:custom-shape draw:style-name="gr34" draw:text-style-name="P1" draw:layer="layout" svg:width="12.145cm" svg:height="3.467cm" svg:x="10.609cm" svg:y="11.785cm">
          <text:p/>
          <draw:enhanced-geometry svg:viewBox="0 0 21600 21600" draw:type="rectangle" draw:enhanced-path="M 0 0 L 21600 0 21600 21600 0 21600 0 0 Z N"/>
        </draw:custom-shape>
        <draw:line draw:style-name="gr35" draw:text-style-name="P1" draw:layer="layout" svg:x1="15.266cm" svg:y1="12.989cm" svg:x2="15.266cm" svg:y2="14.141cm">
          <text:p/>
        </draw:line>
        <draw:line draw:style-name="gr35" draw:text-style-name="P1" draw:layer="layout" svg:x1="15.554cm" svg:y1="12.989cm" svg:x2="15.554cm" svg:y2="14.875cm">
          <text:p/>
        </draw:line>
        <draw:frame draw:style-name="gr1" draw:text-style-name="P1" draw:layer="layout" svg:width="2.402cm" svg:height="1.392cm" svg:x="15.983cm" svg:y="13.755cm">
          <draw:image xlink:href="Pictures/10000001000000C300000071FBE1D467656CBE45.png" xlink:type="simple" xlink:show="embed" xlink:actuate="onLoad" draw:mime-type="image/png">
            <text:p/>
          </draw:image>
        </draw:frame>
        <draw:custom-shape draw:style-name="gr36" draw:text-style-name="P2" draw:layer="layout" svg:width="2.297cm" svg:height="1.508cm" svg:x="15.909cm" svg:y="13.6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1" draw:layer="layout" svg:width="2.921cm" svg:height="1.424cm" svg:x="18.392cm" svg:y="13.675cm">
          <draw:image xlink:href="Pictures/10000001000000FA0000008462F920991BE42E9B.png" xlink:type="simple" xlink:show="embed" xlink:actuate="onLoad" draw:mime-type="image/png">
            <text:p/>
          </draw:image>
        </draw:frame>
        <draw:frame draw:style-name="gr38" draw:text-style-name="P1" draw:layer="layout" svg:width="1.185cm" svg:height="1.424cm" svg:x="16.038cm" svg:y="11.966cm">
          <draw:image xlink:href="Pictures/10000001000000FA0000008462F920991BE42E9B.png" xlink:type="simple" xlink:show="embed" xlink:actuate="onLoad" draw:mime-type="image/png">
            <text:p/>
          </draw:image>
        </draw:frame>
        <draw:frame draw:style-name="gr39" draw:text-style-name="P1" draw:layer="layout" svg:width="0.948cm" svg:height="1.426cm" svg:x="17.015cm" svg:y="11.971cm">
          <draw:image xlink:href="Pictures/1000000100000217000002040702030073A2A6EE.png" xlink:type="simple" xlink:show="embed" xlink:actuate="onLoad" draw:mime-type="image/png">
            <text:p/>
          </draw:image>
        </draw:frame>
        <draw:custom-shape draw:style-name="gr40" draw:text-style-name="P2" draw:layer="layout" svg:width="2.297cm" svg:height="1.508cm" svg:x="15.909cm" svg:y="11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7.002cm" svg:height="2.442cm" svg:x="0.586cm" svg:y="5.904cm">
          <draw:image xlink:href="Pictures/100000010000026E000000D92745042FE8726E2D.png" xlink:type="simple" xlink:show="embed" xlink:actuate="onLoad" draw:mime-type="image/png">
            <text:p/>
          </draw:image>
        </draw:frame>
        <draw:frame draw:style-name="gr1" draw:text-style-name="P1" draw:layer="layout" svg:width="6.977cm" svg:height="2.452cm" svg:x="0.611cm" svg:y="8.346cm">
          <draw:image xlink:href="Pictures/1000000100000239000000C8F49E32E056E09D1B.png" xlink:type="simple" xlink:show="embed" xlink:actuate="onLoad" draw:mime-type="image/png">
            <text:p/>
          </draw:image>
        </draw:frame>
        <draw:custom-shape draw:style-name="gr41" draw:text-style-name="P1" draw:layer="layout" svg:width="8.074cm" svg:height="5.07cm" svg:x="0.435cm" svg:y="5.97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0.855cm" svg:height="0.774cm" draw:transform="rotate (-0.028099800957109) translate (0.207cm 5.095cm)">
          <text:p text:style-name="P4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" draw:layer="layout" svg:width="1.806cm" svg:height="0.689cm" svg:x="6.891cm" svg:y="10.587cm">
          <draw:image xlink:href="Pictures/100000010000008B0000003ABD47FC36236143AD.png" xlink:type="simple" xlink:show="embed" xlink:actuate="onLoad" draw:mime-type="image/png">
            <text:p/>
          </draw:image>
        </draw:frame>
        <draw:custom-shape draw:style-name="gr24" draw:text-style-name="P2" draw:layer="layout" svg:width="0.978cm" svg:height="1.508cm" svg:x="19.002cm" svg:y="13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" draw:layer="layout" svg:width="1.056cm" svg:height="1.424cm" svg:x="20.152cm" svg:y="13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5" draw:text-style-name="P1" draw:layer="layout" svg:width="1.57cm" svg:height="0.621cm" svg:x="25.192cm" svg:y="5.999cm">
            <draw:image xlink:href="Pictures/10000001000000900000003944C35B38039997D4.png" xlink:type="simple" xlink:show="embed" xlink:actuate="onLoad" draw:mime-type="image/png">
              <text:p/>
            </draw:image>
          </draw:frame>
          <draw:custom-shape draw:style-name="gr46" draw:text-style-name="P2" draw:layer="layout" svg:width="1.57cm" svg:height="0.621cm" svg:x="25.192cm" svg:y="5.9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1" draw:text-style-name="P1" draw:layer="layout" svg:width="1.66cm" svg:height="0.616cm" svg:x="22.333cm" svg:y="9.866cm">
            <draw:image xlink:href="Pictures/100000010000009400000037809C057F5EF5A8FD.png" xlink:type="simple" xlink:show="embed" xlink:actuate="onLoad" draw:mime-type="image/png">
              <text:p/>
            </draw:image>
          </draw:frame>
          <draw:custom-shape draw:style-name="gr47" draw:text-style-name="P5" draw:layer="layout" svg:width="1.793cm" svg:height="0.591cm" svg:x="22.333cm" svg:y="9.8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8" draw:text-style-name="P9" draw:layer="layout" svg:width="1.75cm" svg:height="1.913cm" svg:x="2.587cm" svg:y="8.122cm">
          <text:p/>
          <draw:enhanced-geometry svg:viewBox="0 0 21600 21600" draw:type="rectangle" draw:enhanced-path="M 0 0 L 21600 0 21600 21600 0 21600 0 0 Z N"/>
        </draw:custom-shape>
        <draw:frame draw:style-name="gr49" draw:text-style-name="P1" draw:layer="layout" svg:width="1.234cm" svg:height="1.392cm" svg:x="2.878cm" svg:y="8.773cm">
          <draw:image xlink:href="Pictures/10000001000000C300000071FBE1D467656CBE45.png" xlink:type="simple" xlink:show="embed" xlink:actuate="onLoad" draw:mime-type="image/png">
            <text:p/>
          </draw:image>
        </draw:frame>
        <draw:custom-shape draw:style-name="gr50" draw:text-style-name="P2" draw:layer="layout" svg:width="1.113cm" svg:height="1.497cm" svg:x="2.878cm" svg:y="8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0" draw:layer="layout" svg:width="1.506cm" svg:height="1.405cm" svg:x="4.337cm" svg:y="8.6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2" draw:text-style-name="P1" draw:layer="layout" svg:x1="5.372cm" svg:y1="6.277cm" svg:x2="5.372cm" svg:y2="7.532cm">
          <text:p/>
        </draw:line>
        <draw:custom-shape draw:style-name="gr53" draw:text-style-name="P2" draw:layer="layout" svg:width="1.889cm" svg:height="0.849cm" svg:x="6.808cm" svg:y="10.4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166cm" svg:height="0.682cm" svg:x="22.303cm" svg:y="14.947cm">
          <draw:image xlink:href="Pictures/10000001000000920000002E99DCF97769CA7187.png" xlink:type="simple" xlink:show="embed" xlink:actuate="onLoad" draw:mime-type="image/png">
            <text:p/>
          </draw:image>
        </draw:frame>
        <draw:custom-shape draw:style-name="gr54" draw:text-style-name="P2" draw:layer="layout" svg:width="2.297cm" svg:height="0.725cm" svg:x="22.172cm" svg:y="14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" draw:layer="layout" svg:width="2.297cm" svg:height="0.725cm" svg:x="22.172cm" svg:y="14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5.363cm" svg:height="1.274cm" svg:x="0.557cm" svg:y="13.634cm">
          <draw:image xlink:href="Pictures/10000001000001F900000078258598AC20F39AD7.png" xlink:type="simple" xlink:show="embed" xlink:actuate="onLoad" draw:mime-type="image/png">
            <text:p/>
          </draw:image>
        </draw:frame>
        <draw:custom-shape draw:style-name="gr56" draw:text-style-name="P1" draw:layer="layout" svg:width="8.074cm" svg:height="2.549cm" svg:x="0.398cm" svg:y="12.68cm">
          <text:p/>
          <draw:enhanced-geometry svg:viewBox="0 0 21600 21600" draw:type="rectangle" draw:enhanced-path="M 0 0 L 21600 0 21600 21600 0 21600 0 0 Z N"/>
        </draw:custom-shape>
        <draw:frame draw:style-name="gr57" draw:text-style-name="P1" draw:layer="layout" svg:width="0.38cm" svg:height="0.476cm" svg:x="1.091cm" svg:y="14.369cm">
          <draw:image xlink:href="Pictures/100000010000003A000000367D827E8F32393F33.png" xlink:type="simple" xlink:show="embed" xlink:actuate="onLoad" draw:mime-type="image/png">
            <text:p/>
          </draw:image>
        </draw:frame>
        <draw:frame draw:style-name="gr57" draw:text-style-name="P1" draw:layer="layout" svg:width="0.38cm" svg:height="0.476cm" svg:x="3.927cm" svg:y="14.432cm">
          <draw:image xlink:href="Pictures/100000010000003A000000367D827E8F32393F33.png" xlink:type="simple" xlink:show="embed" xlink:actuate="onLoad" draw:mime-type="image/png">
            <text:p/>
          </draw:image>
        </draw:frame>
        <draw:frame draw:style-name="gr1" draw:text-style-name="P1" draw:layer="layout" svg:width="1.48cm" svg:height="0.802cm" svg:x="7.263cm" svg:y="14.85cm">
          <draw:image xlink:href="Pictures/100000010000007600000040873CABB7AD912E85.png" xlink:type="simple" xlink:show="embed" xlink:actuate="onLoad" draw:mime-type="image/png">
            <text:p/>
          </draw:image>
        </draw:frame>
        <draw:custom-shape draw:style-name="gr58" draw:text-style-name="P2" draw:layer="layout" svg:width="1.282cm" svg:height="2.182cm" svg:x="0.611cm" svg:y="8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" draw:layer="layout" svg:width="1.889cm" svg:height="0.849cm" svg:x="7.052cm" svg:y="14.8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" draw:layer="layout" svg:width="1.071cm" svg:height="1.61cm" svg:x="0.557cm" svg:y="13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61" draw:text-style-name="P1" draw:layer="layout" svg:width="0.811cm" svg:height="0.621cm" svg:x="18.025cm" svg:y="10.805cm">
            <draw:image xlink:href="Pictures/10000001000000900000003944C35B38039997D4.png" xlink:type="simple" xlink:show="embed" xlink:actuate="onLoad" draw:mime-type="image/png">
              <text:p/>
            </draw:image>
          </draw:frame>
          <draw:custom-shape draw:style-name="gr62" draw:text-style-name="P2" draw:layer="layout" svg:width="0.914cm" svg:height="0.704cm" svg:x="17.925cm" svg:y="10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63" draw:text-style-name="P1" draw:layer="layout" svg:width="0.858cm" svg:height="0.512cm" svg:x="5.971cm" svg:y="11.751cm">
            <draw:image xlink:href="Pictures/10000001000000920000002E99DCF97769CA7187.png" xlink:type="simple" xlink:show="embed" xlink:actuate="onLoad" draw:mime-type="image/png">
              <text:p/>
            </draw:image>
          </draw:frame>
          <draw:custom-shape draw:style-name="gr64" draw:text-style-name="P2" draw:layer="layout" svg:width="0.989cm" svg:height="0.725cm" svg:x="5.84cm" svg:y="11.6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65" draw:text-style-name="P1" draw:layer="layout" svg:x1="18.839cm" svg:y1="11.025cm" svg:x2="20.352cm" svg:y2="9.919cm">
          <text:p/>
        </draw:line>
        <draw:line draw:style-name="gr65" draw:text-style-name="P1" draw:layer="layout" svg:x1="18.839cm" svg:y1="11.025cm" svg:x2="19.579cm" svg:y2="13.472cm">
          <text:p/>
        </draw:line>
        <draw:line draw:style-name="gr66" draw:text-style-name="P1" draw:layer="layout" svg:x1="5.622cm" svg:y1="11.863cm" svg:x2="3.462cm" svg:y2="10.304cm">
          <text:p/>
        </draw:line>
        <draw:line draw:style-name="gr66" draw:text-style-name="P1" draw:layer="layout" svg:x1="5.666cm" svg:y1="12.215cm" svg:x2="3.219cm" svg:y2="13.472cm">
          <text:p/>
        </draw:line>
        <draw:custom-shape draw:style-name="gr67" draw:text-style-name="P10" draw:layer="layout" svg:width="1.279cm" svg:height="1.084cm" svg:x="3.422cm" svg:y="13.8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1" draw:layer="layout" svg:width="0.855cm" svg:height="0.774cm" draw:transform="rotate (-0.028099800957109) translate (9.896cm 10.787cm)">
          <text:p text:style-name="P4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7" draw:layer="layout" svg:width="0.855cm" svg:height="0.774cm" draw:transform="rotate (-0.028099800957109) translate (14.78cm 0.9cm)">
          <text:p text:style-name="P4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855cm" svg:height="0.774cm" draw:transform="rotate (-0.028099800957109) translate (9.201cm 0.942cm)">
          <text:p text:style-name="P4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31" draw:text-style-name="P1" draw:layer="layout" svg:width="2.886cm" svg:height="0.721cm" svg:x="2.51cm" svg:y="5.083cm">
            <draw:image xlink:href="Pictures/1000000100000116000000621B0DA5C8E7299178.png" xlink:type="simple" xlink:show="embed" xlink:actuate="onLoad" draw:mime-type="image/png">
              <text:p/>
            </draw:image>
          </draw:frame>
          <draw:frame draw:style-name="gr33" draw:text-style-name="P1" draw:layer="layout" svg:width="0.499cm" svg:height="0.696cm" svg:x="2.51cm" svg:y="5.208cm">
            <draw:image xlink:href="Pictures/100000010000002E0000004CAB5FF9706EAF11F9.png" xlink:type="simple" xlink:show="embed" xlink:actuate="onLoad" draw:mime-type="image/png">
              <text:p/>
            </draw:image>
          </draw:frame>
        </draw:g>
        <draw:frame draw:style-name="gr1" draw:text-style-name="P1" draw:layer="layout" svg:width="0.996cm" svg:height="1.053cm" svg:x="1.062cm" svg:y="4.851cm">
          <draw:image xlink:href="Pictures/10000001000000460000004A23D4014F1629E569.png" xlink:type="simple" xlink:show="embed" xlink:actuate="onLoad" draw:mime-type="image/png">
            <text:p/>
          </draw:image>
        </draw:frame>
        <draw:frame draw:style-name="gr69" draw:text-style-name="P1" draw:layer="layout" svg:width="0.679cm" svg:height="0.5cm" svg:x="1.794cm" svg:y="5.204cm">
          <draw:image xlink:href="Pictures/10000001000000520000002B8A5B6E65DE432BDE.png" xlink:type="simple" xlink:show="embed" xlink:actuate="onLoad" draw:mime-type="image/png">
            <text:p/>
          </draw:image>
        </draw:frame>
        <draw:custom-shape draw:style-name="gr42" draw:text-style-name="P8" draw:layer="layout" svg:width="0.855cm" svg:height="0.774cm" draw:transform="rotate (-0.028099800957109) translate (4.991cm 1.81cm)">
          <text:p text:style-name="P4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31" draw:text-style-name="P1" draw:layer="layout" svg:width="2.886cm" svg:height="0.721cm" svg:x="2.096cm" svg:y="11.762cm">
            <draw:image xlink:href="Pictures/1000000100000116000000621B0DA5C8E7299178.png" xlink:type="simple" xlink:show="embed" xlink:actuate="onLoad" draw:mime-type="image/png">
              <text:p/>
            </draw:image>
          </draw:frame>
          <draw:frame draw:style-name="gr33" draw:text-style-name="P1" draw:layer="layout" svg:width="0.499cm" svg:height="0.696cm" svg:x="2.096cm" svg:y="11.887cm">
            <draw:image xlink:href="Pictures/100000010000002E0000004CAB5FF9706EAF11F9.png" xlink:type="simple" xlink:show="embed" xlink:actuate="onLoad" draw:mime-type="image/png">
              <text:p/>
            </draw:image>
          </draw:frame>
        </draw:g>
        <draw:frame draw:style-name="gr69" draw:text-style-name="P1" draw:layer="layout" svg:width="0.679cm" svg:height="0.5cm" svg:x="1.38cm" svg:y="11.883cm">
          <draw:image xlink:href="Pictures/10000001000000520000002B8A5B6E65DE432BDE.png" xlink:type="simple" xlink:show="embed" xlink:actuate="onLoad" draw:mime-type="image/png">
            <text:p/>
          </draw:image>
        </draw:frame>
        <draw:custom-shape draw:style-name="gr70" draw:text-style-name="P12" draw:layer="layout" svg:width="0.855cm" svg:height="0.774cm" draw:transform="rotate (-0.028099800957109) translate (0.022cm 11.779cm)">
          <text:p text:style-name="P4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" draw:layer="layout" svg:width="0.38cm" svg:height="0.476cm" svg:x="1cm" svg:y="11.883cm">
          <draw:image xlink:href="Pictures/100000010000003A000000367D827E8F32393F33.png" xlink:type="simple" xlink:show="embed" xlink:actuate="onLoad" draw:mime-type="image/png">
            <text:p/>
          </draw:image>
        </draw:frame>
        <draw:line draw:style-name="gr71" draw:text-style-name="P1" draw:layer="layout" svg:x1="12.086cm" svg:y1="6.262cm" svg:x2="13.519cm" svg:y2="6.241cm">
          <text:p/>
        </draw:line>
        <draw:line draw:style-name="gr71" draw:text-style-name="P1" draw:layer="layout" svg:x1="12.021cm" svg:y1="11.455cm" svg:x2="13.454cm" svg:y2="11.434cm">
          <text:p/>
        </draw:line>
        <draw:line draw:style-name="gr72" draw:text-style-name="P1" draw:layer="layout" svg:x1="2.595cm" svg:y1="5.725cm" svg:x2="5.296cm" svg:y2="5.704cm">
          <text:p/>
        </draw:line>
        <draw:line draw:style-name="gr72" draw:text-style-name="P1" draw:layer="layout" svg:x1="2.096cm" svg:y1="12.383cm" svg:x2="4.797cm" svg:y2="12.362cm">
          <text:p/>
        </draw:line>
        <draw:custom-shape draw:style-name="gr68" draw:text-style-name="P11" draw:layer="layout" svg:width="0.855cm" svg:height="0.774cm" draw:transform="rotate (-0.028099800957109) translate (10.182cm 0.966cm)">
          <text:p text:style-name="P4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2" draw:layer="layout" svg:width="0.855cm" svg:height="0.774cm" draw:transform="rotate (-0.028099800957109) translate (4.991cm 1.012cm)">
          <text:p text:style-name="P4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1" draw:layer="layout" svg:x1="10.753cm" svg:y1="11.585cm" svg:x2="13.454cm" svg:y2="11.564cm">
          <text:p/>
        </draw:lin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73" draw:text-style-name="P13" draw:layer="layout" svg:width="2.575cm" svg:height="0.709cm" svg:x="18.967cm" svg:y="5.396cm">
          <draw:image xlink:href="Pictures/100000010000011300000064DB3CBFD7E6427F0F.png" xlink:type="simple" xlink:show="embed" xlink:actuate="onLoad" draw:mime-type="image/png">
            <text:p/>
          </draw:image>
        </draw:frame>
        <draw:frame draw:style-name="gr73" draw:text-style-name="P13" draw:layer="layout" svg:width="16.073cm" svg:height="2.062cm" svg:x="0.64cm" svg:y="1.381cm">
          <draw:image xlink:href="Pictures/1000000100000674000000D43E75A6AC604E1BC9.png" xlink:type="simple" xlink:show="embed" xlink:actuate="onLoad" draw:mime-type="image/png">
            <text:p/>
          </draw:image>
        </draw:frame>
        <draw:frame draw:style-name="gr74" draw:text-style-name="P15" draw:layer="layout" svg:width="6.945cm" svg:height="0.962cm" svg:x="0.507cm" svg:y="0.419cm">
          <draw:text-box>
            <text:p text:style-name="P14">Non vectorized version</text:p>
          </draw:text-box>
        </draw:frame>
        <draw:frame draw:style-name="gr75" draw:text-style-name="P16" draw:layer="layout" svg:width="0.502cm" svg:height="0.962cm" svg:x="7.519cm" svg:y="-0.838cm">
          <draw:text-box>
            <text:p/>
          </draw:text-box>
        </draw:frame>
        <draw:g>
          <draw:frame draw:style-name="gr76" draw:text-style-name="P13" draw:layer="layout" svg:width="6.133cm" svg:height="2.429cm" svg:x="1.107cm" svg:y="5.166cm">
            <draw:image xlink:href="Pictures/10000001000001DF000000ACA7F27B30D52740D7.png" xlink:type="simple" xlink:show="embed" xlink:actuate="onLoad" draw:mime-type="image/png">
              <text:p/>
            </draw:image>
          </draw:frame>
          <draw:custom-shape draw:style-name="gr77" draw:text-style-name="P9" draw:layer="layout" svg:width="2.286cm" svg:height="0.326cm" svg:x="1.141cm" svg:y="5.0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9" draw:layer="layout" svg:width="1.229cm" svg:height="0.51cm" svg:x="1.212cm" svg:y="7.1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3" draw:text-style-name="P13" draw:layer="layout" svg:width="0.979cm" svg:height="0.906cm" svg:x="9.338cm" svg:y="5.762cm">
          <draw:image xlink:href="Pictures/100000010000005700000051F8DB818CAD5A725A.png" xlink:type="simple" xlink:show="embed" xlink:actuate="onLoad" draw:mime-type="image/png">
            <text:p/>
          </draw:image>
        </draw:frame>
        <draw:frame draw:style-name="gr73" draw:text-style-name="P13" draw:layer="layout" svg:width="0.516cm" svg:height="0.936cm" svg:x="10.317cm" svg:y="5.919cm">
          <draw:image xlink:href="Pictures/1000000100000036000000407A3FB432AE17DA8A.png" xlink:type="simple" xlink:show="embed" xlink:actuate="onLoad" draw:mime-type="image/png">
            <text:p/>
          </draw:image>
        </draw:frame>
        <draw:g>
          <draw:frame draw:style-name="gr73" draw:text-style-name="P13" draw:layer="layout" svg:width="5.765cm" svg:height="0.908cm" svg:x="10.904cm" svg:y="5.733cm">
            <draw:image xlink:href="Pictures/100000010000019E00000055BA15A5479A38CCE4.png" xlink:type="simple" xlink:show="embed" xlink:actuate="onLoad" draw:mime-type="image/png">
              <text:p/>
            </draw:image>
          </draw:frame>
          <draw:frame draw:style-name="gr79" draw:text-style-name="P13" draw:layer="layout" svg:width="0.536cm" svg:height="0.608cm" svg:x="12.986cm" svg:y="6.033cm">
            <draw:image xlink:href="Pictures/100000010000005700000051F8DB818CAD5A725A.png" xlink:type="simple" xlink:show="embed" xlink:actuate="onLoad" draw:mime-type="image/png">
              <text:p/>
            </draw:image>
          </draw:frame>
          <draw:frame draw:style-name="gr79" draw:text-style-name="P13" draw:layer="layout" svg:width="0.534cm" svg:height="0.608cm" svg:x="11.585cm" svg:y="6.033cm">
            <draw:image xlink:href="Pictures/100000010000005700000051F8DB818CAD5A725A.png" xlink:type="simple" xlink:show="embed" xlink:actuate="onLoad" draw:mime-type="image/png">
              <text:p/>
            </draw:image>
          </draw:frame>
          <draw:frame draw:style-name="gr79" draw:text-style-name="P13" draw:layer="layout" svg:width="0.536cm" svg:height="0.608cm" svg:x="14.978cm" svg:y="6.033cm">
            <draw:image xlink:href="Pictures/100000010000005700000051F8DB818CAD5A725A.png" xlink:type="simple" xlink:show="embed" xlink:actuate="onLoad" draw:mime-type="image/png">
              <text:p/>
            </draw:image>
          </draw:frame>
        </draw:g>
        <draw:frame draw:style-name="gr80" draw:text-style-name="P13" draw:layer="layout" svg:width="0.715cm" svg:height="0.985cm" svg:x="18.365cm" svg:y="5.745cm">
          <draw:image xlink:href="Pictures/100000010000003600000040E7A05B7642C18ED3.png" xlink:type="simple" xlink:show="embed" xlink:actuate="onLoad" draw:mime-type="image/png">
            <text:p/>
          </draw:image>
        </draw:frame>
        <draw:frame draw:style-name="gr73" draw:text-style-name="P13" draw:layer="layout" svg:width="3.984cm" svg:height="0.955cm" svg:x="21.877cm" svg:y="5.643cm">
          <draw:image xlink:href="Pictures/10000001000001010000004D70DEB0C4CB6D7609.png" xlink:type="simple" xlink:show="embed" xlink:actuate="onLoad" draw:mime-type="image/png">
            <text:p/>
          </draw:image>
        </draw:frame>
        <draw:frame draw:style-name="gr73" draw:text-style-name="P13" draw:layer="layout" svg:width="3.396cm" svg:height="0.936cm" svg:x="13.289cm" svg:y="12.231cm">
          <draw:image xlink:href="Pictures/100000010000011300000064DB3CBFD7E6427F0F.png" xlink:type="simple" xlink:show="embed" xlink:actuate="onLoad" draw:mime-type="image/png">
            <text:p/>
          </draw:image>
        </draw:frame>
        <draw:frame draw:style-name="gr73" draw:text-style-name="P13" draw:layer="layout" svg:width="0.789cm" svg:height="1.297cm" svg:x="3.574cm" svg:y="9.763cm">
          <draw:image xlink:href="Pictures/1000000100000036000000407A3FB432AE17DA8A.png" xlink:type="simple" xlink:show="embed" xlink:actuate="onLoad" draw:mime-type="image/png">
            <text:p/>
          </draw:image>
        </draw:frame>
        <draw:frame draw:style-name="gr73" draw:text-style-name="P13" draw:layer="layout" svg:width="1.468cm" svg:height="1.231cm" svg:x="4.641cm" svg:y="9.56cm">
          <draw:image xlink:href="Pictures/100000010000005700000051F8DB818CAD5A725A.png" xlink:type="simple" xlink:show="embed" xlink:actuate="onLoad" draw:mime-type="image/png">
            <text:p/>
          </draw:image>
        </draw:frame>
        <draw:g>
          <draw:frame draw:style-name="gr73" draw:text-style-name="P13" draw:layer="layout" svg:width="0.594cm" svg:height="0.841cm" svg:x="1.931cm" svg:y="13.954cm">
            <draw:image xlink:href="Pictures/10000001000000350000004BED1B0C659C6FE4E3.png" xlink:type="simple" xlink:show="embed" xlink:actuate="onLoad" draw:mime-type="image/png">
              <text:p/>
            </draw:image>
          </draw:frame>
          <draw:frame draw:style-name="gr73" draw:text-style-name="P13" draw:layer="layout" svg:width="0.477cm" svg:height="0.784cm" svg:x="2.525cm" svg:y="14.011cm">
            <draw:image xlink:href="Pictures/1000000100000036000000407A3FB432AE17DA8A.png" xlink:type="simple" xlink:show="embed" xlink:actuate="onLoad" draw:mime-type="image/png">
              <text:p/>
            </draw:image>
          </draw:frame>
          <draw:frame draw:style-name="gr73" draw:text-style-name="P13" draw:layer="layout" svg:width="6.029cm" svg:height="0.86cm" svg:x="3.143cm" svg:y="13.87cm">
            <draw:image xlink:href="Pictures/100000010000019E00000055BA15A5479A38CCE4.png" xlink:type="simple" xlink:show="embed" xlink:actuate="onLoad" draw:mime-type="image/png">
              <text:p/>
            </draw:image>
          </draw:frame>
        </draw:g>
        <draw:frame draw:style-name="gr73" draw:text-style-name="P13" draw:layer="layout" svg:width="0.914cm" svg:height="1.294cm" svg:x="2.594cm" svg:y="9.504cm">
          <draw:image xlink:href="Pictures/10000001000000350000004BED1B0C659C6FE4E3.png" xlink:type="simple" xlink:show="embed" xlink:actuate="onLoad" draw:mime-type="image/png">
            <text:p/>
          </draw:image>
        </draw:frame>
        <draw:frame draw:style-name="gr81" draw:text-style-name="P13" draw:layer="layout" svg:width="1.432cm" svg:height="1.943cm" svg:x="5.886cm" svg:y="8.848cm">
          <draw:image xlink:href="Pictures/10000001000001DF000000ACA7F27B30D52740D7.png" xlink:type="simple" xlink:show="embed" xlink:actuate="onLoad" draw:mime-type="image/png">
            <text:p/>
          </draw:image>
        </draw:frame>
        <draw:frame draw:style-name="gr73" draw:text-style-name="P13" draw:layer="layout" svg:width="5.404cm" svg:height="1.564cm" svg:x="7.473cm" svg:y="9.401cm">
          <draw:image xlink:href="Pictures/1000000100000130000000587826E0A3AC7F84AA.png" xlink:type="simple" xlink:show="embed" xlink:actuate="onLoad" draw:mime-type="image/png">
            <text:p/>
          </draw:image>
        </draw:frame>
        <draw:g>
          <draw:frame draw:style-name="gr73" draw:text-style-name="P13" draw:layer="layout" svg:width="7.613cm" svg:height="1.204cm" svg:x="4.501cm" svg:y="11.188cm">
            <draw:image xlink:href="Pictures/10000001000001BA00000046783A46C464DDF01E.png" xlink:type="simple" xlink:show="embed" xlink:actuate="onLoad" draw:mime-type="image/png">
              <text:p/>
            </draw:image>
          </draw:frame>
          <draw:custom-shape draw:style-name="gr82" draw:text-style-name="P9" draw:layer="layout" svg:width="0.854cm" svg:height="0.253cm" svg:x="4.501cm" svg:y="12.3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9" draw:layer="layout" svg:width="1.396cm" svg:height="0.169cm" svg:x="5.355cm" svg:y="12.3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9" draw:layer="layout" svg:width="2.634cm" svg:height="0.458cm" svg:x="9.649cm" svg:y="10.7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9" draw:layer="layout" svg:width="1.323cm" svg:height="0.217cm" svg:x="8.446cm" svg:y="12.2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9" draw:layer="layout" svg:width="1.372cm" svg:height="0.289cm" svg:x="10.911cm" svg:y="12.1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9" draw:layer="layout" svg:width="0.817cm" svg:height="0.289cm" svg:x="9.728cm" svg:y="12.2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8" draw:text-style-name="P9" draw:layer="layout" svg:width="0.618cm" svg:height="0.229cm" svg:x="10.468cm" svg:y="12.2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3" draw:text-style-name="P13" draw:layer="layout" svg:width="0.789cm" svg:height="1.297cm" svg:x="3.508cm" svg:y="11.223cm">
          <draw:image xlink:href="Pictures/1000000100000036000000407A3FB432AE17DA8A.png" xlink:type="simple" xlink:show="embed" xlink:actuate="onLoad" draw:mime-type="image/png">
            <text:p/>
          </draw:image>
        </draw:frame>
        <draw:frame draw:style-name="gr89" draw:text-style-name="P13" draw:layer="layout" svg:width="0.953cm" svg:height="1.155cm" svg:x="13.703cm" svg:y="11.076cm">
          <draw:image xlink:href="Pictures/100000010000003600000040E7A05B7642C18ED3.png" xlink:type="simple" xlink:show="embed" xlink:actuate="onLoad" draw:mime-type="image/png">
            <text:p/>
          </draw:image>
        </draw:frame>
        <draw:frame draw:style-name="gr73" draw:text-style-name="P13" draw:layer="layout" svg:width="1.162cm" svg:height="0.697cm" svg:x="12.541cm" svg:y="11.534cm">
          <draw:image xlink:href="Pictures/1000000100000050000000302D2D0AC77FCEB434.png" xlink:type="simple" xlink:show="embed" xlink:actuate="onLoad" draw:mime-type="image/png">
            <text:p/>
          </draw:image>
        </draw:frame>
        <draw:frame draw:style-name="gr74" draw:text-style-name="P15" draw:layer="layout" svg:width="5.679cm" svg:height="0.962cm" svg:x="0.357cm" svg:y="3.821cm">
          <draw:text-box>
            <text:p text:style-name="P14">Vectorized version</text:p>
          </draw:text-box>
        </draw:frame>
        <draw:frame draw:style-name="gr73" draw:text-style-name="P13" draw:layer="layout" svg:width="7.871cm" svg:height="1.129cm" svg:x="18.717cm" svg:y="13.783cm">
          <draw:image xlink:href="Pictures/100000010000028F0000005EBD4604C0758002EE.png" xlink:type="simple" xlink:show="embed" xlink:actuate="onLoad" draw:mime-type="image/png">
            <text:p/>
          </draw:image>
        </draw:frame>
        <draw:line draw:style-name="gr90" draw:text-style-name="P1" draw:layer="layout" svg:x1="19.265cm" svg:y1="6.253cm" svg:x2="21.362cm" svg:y2="6.212cm">
          <text:p/>
        </draw:line>
        <draw:frame draw:style-name="gr73" draw:text-style-name="P13" draw:layer="layout" svg:width="3.775cm" svg:height="1.099cm" svg:x="20.983cm" svg:y="10.487cm">
          <draw:image xlink:href="Pictures/10000001000000E6000000436D2E1DAF047D0D9B.png" xlink:type="simple" xlink:show="embed" xlink:actuate="onLoad" draw:mime-type="image/png">
            <text:p/>
          </draw:image>
        </draw:frame>
        <draw:frame draw:style-name="gr91" draw:text-style-name="P13" draw:layer="layout" svg:width="0.87cm" svg:height="1.413cm" svg:x="19.919cm" svg:y="10.364cm">
          <draw:image xlink:href="Pictures/100000010000028F0000005EBD4604C0758002EE.png" xlink:type="simple" xlink:show="embed" xlink:actuate="onLoad" draw:mime-type="image/png">
            <text:p/>
          </draw:image>
        </draw:frame>
        <draw:custom-shape draw:style-name="gr92" draw:text-style-name="P2" draw:layer="layout" svg:width="16.517cm" svg:height="0.899cm" svg:x="0.64cm" svg:y="1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" draw:layer="layout" svg:width="15.662cm" svg:height="4.46cm" svg:x="1.682cm" svg:y="8.9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" draw:layer="layout" svg:width="16.517cm" svg:height="0.899cm" svg:x="0.64cm" svg:y="2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2" draw:layer="layout" svg:width="7.343cm" svg:height="4.414cm" svg:x="18.586cm" svg:y="9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0" draw:layer="layout" svg:width="19.798cm" svg:height="11.136cm" svg:x="0.6cm" svg:y="2.257cm" draw:page-number="3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96" draw:text-style-name="P13" draw:layer="layout" svg:width="6.891cm" svg:height="1.396cm" svg:x="1.917cm" svg:y="2.963cm">
          <draw:image xlink:href="Pictures/100000010000026200000066AA9BDF1344179DD8.png" xlink:type="simple" xlink:show="embed" xlink:actuate="onLoad" draw:mime-type="image/png">
            <text:p/>
          </draw:image>
        </draw:frame>
        <draw:custom-shape draw:style-name="gr97" draw:text-style-name="P9" draw:layer="layout" svg:width="5.479cm" svg:height="0.503cm" svg:x="1.917cm" svg:y="2.792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9" draw:layer="layout" svg:width="1.022cm" svg:height="0.414cm" svg:x="2.967cm" svg:y="4.181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9" draw:layer="layout" svg:width="1.519cm" svg:height="0.413cm" svg:x="4.388cm" svg:y="4.043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9" draw:layer="layout" svg:width="1.519cm" svg:height="0.414cm" svg:x="7.289cm" svg:y="2.681cm">
          <text:p/>
          <draw:enhanced-geometry svg:viewBox="0 0 21600 21600" draw:type="rectangle" draw:enhanced-path="M 0 0 L 21600 0 21600 21600 0 21600 0 0 Z N"/>
        </draw:custom-shape>
        <draw:frame draw:style-name="gr101" draw:text-style-name="P13" draw:layer="layout" svg:width="1.254cm" svg:height="0.963cm" svg:x="0.602cm" svg:y="3.214cm">
          <draw:image xlink:href="Pictures/100000010000026200000066AA9BDF1344179DD8.png" xlink:type="simple" xlink:show="embed" xlink:actuate="onLoad" draw:mime-type="image/png">
            <text:p/>
          </draw:image>
        </draw:frame>
        <draw:frame draw:style-name="gr73" draw:text-style-name="P13" draw:layer="layout" svg:width="6.102cm" svg:height="1.397cm" svg:x="0.623cm" svg:y="4.607cm">
          <draw:image xlink:href="Pictures/100000010000019F0000005F85F6D2DD5C9D9CD6.png" xlink:type="simple" xlink:show="embed" xlink:actuate="onLoad" draw:mime-type="image/png">
            <text:p/>
          </draw:image>
        </draw:frame>
        <draw:frame draw:style-name="gr73" draw:text-style-name="P13" draw:layer="layout" svg:width="11.043cm" svg:height="1.414cm" svg:x="0.395cm" svg:y="0.713cm">
          <draw:image xlink:href="Pictures/10000001000003240000006746434B7B8C2C3218.png" xlink:type="simple" xlink:show="embed" xlink:actuate="onLoad" draw:mime-type="image/png">
            <text:p/>
          </draw:image>
        </draw:frame>
        <draw:frame draw:style-name="gr73" draw:text-style-name="P13" draw:layer="layout" svg:width="7.179cm" svg:height="1.816cm" svg:x="7.704cm" svg:y="4.533cm">
          <draw:image xlink:href="Pictures/100000010000019B00000068D4F5A21E4DE69910.png" xlink:type="simple" xlink:show="embed" xlink:actuate="onLoad" draw:mime-type="image/png">
            <text:p/>
          </draw:image>
        </draw:frame>
        <draw:frame draw:style-name="gr73" draw:text-style-name="P13" draw:layer="layout" svg:width="1.438cm" svg:height="1.618cm" svg:x="1.085cm" svg:y="6.651cm">
          <draw:image xlink:href="Pictures/100000010000005800000063FE851D620110BB21.png" xlink:type="simple" xlink:show="embed" xlink:actuate="onLoad" draw:mime-type="image/png">
            <text:p/>
          </draw:image>
        </draw:frame>
        <draw:frame draw:style-name="gr73" draw:text-style-name="P13" draw:layer="layout" svg:width="3.959cm" svg:height="1.755cm" svg:x="14.553cm" svg:y="6.686cm">
          <draw:image xlink:href="Pictures/10000001000000DD0000006243D2B90F9C5DB4DE.png" xlink:type="simple" xlink:show="embed" xlink:actuate="onLoad" draw:mime-type="image/png">
            <text:p/>
          </draw:image>
        </draw:frame>
        <draw:frame draw:style-name="gr73" draw:text-style-name="P13" draw:layer="layout" svg:width="11.716cm" svg:height="1.873cm" svg:x="2.743cm" svg:y="6.568cm">
          <draw:image xlink:href="Pictures/100000010000026B00000063DE7F3E288EE9F5B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0" draw:layer="layout" svg:width="19.798cm" svg:height="11.136cm" svg:x="0.6cm" svg:y="2.257cm" draw:page-number="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73" draw:text-style-name="P13" draw:layer="layout" svg:width="8.242cm" svg:height="2.371cm" svg:x="18.158cm" svg:y="1.41cm">
          <draw:image xlink:href="Pictures/10000001000003B5000001111A5B8889AE9645E0.png" xlink:type="simple" xlink:show="embed" xlink:actuate="onLoad" draw:mime-type="image/png">
            <text:p/>
          </draw:image>
        </draw:frame>
        <draw:frame draw:style-name="gr102" draw:text-style-name="P13" draw:layer="layout" svg:width="1.5cm" svg:height="2.435cm" svg:x="16.715cm" svg:y="1.454cm">
          <draw:image xlink:href="Pictures/10000001000004F80000028C227F2089F7E981E2.png" xlink:type="simple" xlink:show="embed" xlink:actuate="onLoad" draw:mime-type="image/png">
            <text:p/>
          </draw:image>
        </draw:frame>
        <draw:frame draw:style-name="gr103" draw:text-style-name="P13" draw:layer="layout" svg:width="4.289cm" svg:height="0.706cm" svg:x="19.632cm" svg:y="0.544cm">
          <draw:image xlink:href="Pictures/10000001000004F80000028C227F2089F7E981E2.png" xlink:type="simple" xlink:show="embed" xlink:actuate="onLoad" draw:mime-type="image/png">
            <text:p/>
          </draw:image>
        </draw:frame>
        <draw:frame draw:style-name="gr73" draw:text-style-name="P13" draw:layer="layout" svg:width="14.287cm" svg:height="15.213cm" svg:x="0.343cm" svg:y="0.278cm">
          <draw:image xlink:href="Pictures/100000010000021C0000023FA9BA1B464C989908.png" xlink:type="simple" xlink:show="embed" xlink:actuate="onLoad" draw:mime-type="image/png">
            <text:p/>
          </draw:image>
        </draw:frame>
        <draw:frame draw:style-name="gr73" draw:text-style-name="P13" draw:layer="layout" svg:width="12.491cm" svg:height="9.369cm" svg:x="15.17cm" svg:y="5.951cm">
          <draw:image xlink:href="Pictures/10000000000001B000000144FA18D7D74989E509.png" xlink:type="simple" xlink:show="embed" xlink:actuate="onLoad" draw:mime-type="image/png">
            <text:p/>
          </draw:image>
        </draw:frame>
        <draw:frame draw:style-name="gr74" draw:text-style-name="P20" draw:layer="layout" svg:width="9.252cm" svg:height="0.962cm" svg:x="15.586cm" svg:y="4.785cm">
          <draw:text-box>
            <text:p text:style-name="P19"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 </text:span><text:span text:style-name="T3">N</text:span><text:span text:style-name="T3">u</text:span><text:span text:style-name="T3">m</text:span><text:span text:style-name="T3">P</text:span><text:span text:style-name="T3">y</text:span><text:span text:style-name="T3"> </text:span><text:span text:style-name="T3">B</text:span><text:span text:style-name="T3">r</text:span><text:span text:style-name="T3">o</text:span><text:span text:style-name="T3">a</text:span><text:span text:style-name="T3">d</text:span><text:span text:style-name="T3">c</text:span><text:span text:style-name="T3">a</text:span><text:span text:style-name="T3">s</text:span><text:span text:style-name="T3">t</text:span><text:span text:style-name="T3">i</text:span><text:span text:style-name="T3">n</text:span><text:span text:style-name="T3">g</text:span></text:p>
          </draw:text-box>
        </draw:frame>
        <presentation:notes draw:style-name="dp2">
          <office:forms form:automatic-focus="false" form:apply-design-mode="false"/>
          <draw:page-thumbnail draw:style-name="gr10" draw:layer="layout" svg:width="19.798cm" svg:height="11.136cm" svg:x="0.6cm" svg:y="2.257cm" draw:page-number="5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73" draw:text-style-name="P13" draw:layer="layout" svg:width="26.092cm" svg:height="15.749cm" svg:x="1.217cm" svg:y="0.001cm">
          <draw:image xlink:href="Pictures/10000000000004210000027E9975972E3441D40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0" draw:layer="layout" svg:width="19.798cm" svg:height="11.136cm" svg:x="0.6cm" svg:y="2.257cm" draw:page-number="6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:sups" svg:font-family="'Liberation Sans:sup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7 20 13" svg:d="M0 20l10-13 10 13z"/>
    <draw:stroke-dash draw:name="Dash" draw:style="rect" draw:dots1="1" draw:dots1-length="3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1T16:57:48.111532059</meta:creation-date>
    <dc:date>2023-03-12T14:04:37.447094871</dc:date>
    <meta:editing-duration>PT14H6M8S</meta:editing-duration>
    <meta:editing-cycles>6</meta:editing-cycles>
    <meta:generator>LibreOffice/7.3.7.2$Linux_X86_64 LibreOffice_project/30$Build-2</meta:generator>
    <meta:document-statistic meta:object-count="240"/>
  </office:meta>
</office:document-meta>
</file>